
<file path=META-INF/manifest.xml><?xml version="1.0" encoding="utf-8"?>
<manifest:manifest xmlns:loext="urn:org:documentfoundation:names:experimental:office:xmlns:loext:1.0" xmlns:manifest="urn:oasis:names:tc:opendocument:xmlns:manifest:1.0" manifest:version="1.2">
  <manifest:file-entry manifest:full-path="/" manifest:media-type="application/vnd.oasis.opendocument.spreadsheet" manifest:version="1.2"/>
  <manifest:file-entry manifest:full-path="Basic/Standard/script-lb.xml" manifest:media-type="text/xml"/>
  <manifest:file-entry manifest:full-path="Basic/VBAProject/ThisWorkbook.xml" manifest:media-type="text/xml"/>
  <manifest:file-entry manifest:full-path="Basic/VBAProject/Module1.xml" manifest:media-type="text/xml"/>
  <manifest:file-entry manifest:full-path="Basic/VBAProject/Sheet1.xml" manifest:media-type="text/xml"/>
  <manifest:file-entry manifest:full-path="Basic/VBAProject/Sheet2.xml" manifest:media-type="text/xml"/>
  <manifest:file-entry manifest:full-path="Basic/VBAProject/Sheet3.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Configurations2/images/Bitmaps/" manifest:media-type=""/>
  <manifest:file-entry manifest:full-path="Configurations2/toolbar/" manifest:media-type=""/>
  <manifest:file-entry manifest:full-path="Configurations2/statusbar/" manifest:media-type=""/>
  <manifest:file-entry manifest:full-path="Configurations2/floater/" manifest:media-type=""/>
  <manifest:file-entry manifest:full-path="Configurations2/toolpanel/" manifest:media-type=""/>
  <manifest:file-entry manifest:full-path="Configurations2/menubar/" manifest:media-type=""/>
  <manifest:file-entry manifest:full-path="Configurations2/popupmenu/" manifest:media-type=""/>
  <manifest:file-entry manifest:full-path="Configurations2/accelerator/" manifest:media-type=""/>
  <manifest:file-entry manifest:full-path="Configurations2/progressbar/" manifest:media-type=""/>
</manifest:manifest>
</file>

<file path=content.xml><?xml version="1.0" encoding="utf-8"?>
<office:document-content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modern" style:name="ＭＳ Ｐゴシック" svg:font-family="'ＭＳ Ｐゴシック'"/>
    <style:font-face style:font-family-generic="modern" style:font-pitch="fixed" style:name="MS Gothic" svg:font-family="'MS Gothic'"/>
    <style:font-face style:font-family-generic="modern" style:font-pitch="variable" style:name="ＭＳ Ｐゴシック1" svg:font-family="'ＭＳ Ｐゴシック'"/>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automatic-styles>
    <style:style style:family="table-column" style:name="co5">
      <style:table-column-properties fo:break-before="auto" style:column-width="24.48mm"/>
    </style:style>
    <style:style style:family="table-column" style:name="co6">
      <style:table-column-properties fo:break-before="auto" style:column-width="8.73mm"/>
    </style:style>
    <style:style style:family="table-column" style:name="co7">
      <style:table-column-properties fo:break-before="auto" style:column-width="14.55mm"/>
    </style:style>
    <style:style style:family="table-column" style:name="co8">
      <style:table-column-properties fo:break-before="auto" style:column-width="29.1mm"/>
    </style:style>
    <style:style style:family="table-column" style:name="co3">
      <style:table-column-properties fo:break-before="auto" style:column-width="17.46mm"/>
    </style:style>
    <style:style style:family="table-column" style:name="co10">
      <style:table-column-properties fo:break-before="auto" style:column-width="3.88mm"/>
    </style:style>
    <style:style style:family="table-column" style:name="co11">
      <style:table-column-properties fo:break-before="auto" style:column-width="8.01mm"/>
    </style:style>
    <style:style style:family="table-column" style:name="co12">
      <style:table-column-properties fo:break-before="auto" style:column-width="6.79mm"/>
    </style:style>
    <style:style style:family="table-row" style:name="ro5">
      <style:table-row-properties fo:break-before="auto" style:row-height="4.52mm" style:use-optimal-row-height="true"/>
    </style:style>
    <style:style style:family="table-row" style:name="ro2">
      <style:table-row-properties fo:break-before="auto" style:row-height="6.12mm" style:use-optimal-row-height="true"/>
    </style:style>
    <style:style style:family="table-row" style:name="ro3">
      <style:table-row-properties fo:break-before="auto" style:row-height="4.76mm" style:use-optimal-row-height="false"/>
    </style:style>
    <style:style style:family="table-row" style:name="ro4">
      <style:table-row-properties fo:break-before="auto" style:row-height="3.44mm" style:use-optimal-row-height="false"/>
    </style:style>
    <style:style style:family="table-row" style:name="ro6">
      <style:table-row-properties fo:break-before="auto" style:row-height="4.5mm" style:use-optimal-row-height="false"/>
    </style:style>
    <style:style style:family="table-row" style:name="ro7">
      <style:table-row-properties fo:break-before="auto" style:row-height="6.09mm" style:use-optimal-row-height="false"/>
    </style:style>
    <style:style style:family="table-row" style:name="ro8">
      <style:table-row-properties fo:break-before="auto" style:row-height="4.23mm" style:use-optimal-row-height="false"/>
    </style:style>
    <style:style style:family="table-row" style:name="ro9">
      <style:table-row-properties fo:break-before="auto" style:row-height="5.03mm" style:use-optimal-row-height="false"/>
    </style:style>
    <style:style style:family="table-row" style:name="ro10">
      <style:table-row-properties fo:break-before="auto" style:row-height="6.35mm" style:use-optimal-row-height="false"/>
    </style:style>
    <style:style style:family="table-row" style:name="ro11">
      <style:table-row-properties fo:break-before="auto" style:row-height="5.29mm" style:use-optimal-row-height="false"/>
    </style:style>
    <style:style style:family="table" style:master-page-name="PageStyle_5f_定義" style:name="ta3">
      <style:table-properties style:writing-mode="lr-tb" table:display="true"/>
    </style:style>
    <style:style style:family="table" style:master-page-name="PageStyle_5f_技術経歴書" style:name="ta2">
      <style:table-properties style:writing-mode="lr-tb" table:display="true"/>
    </style:style>
    <style:style style:family="table" style:master-page-name="PageStyle_5f_S0" style:name="ta4">
      <style:table-properties style:writing-mode="lr-tb" table:display="true"/>
    </style:style>
    <number:text-style style:name="N100">
      <number:text-content/>
    </number:text-style>
    <number:date-style number:automatic-order="true" number:country="UA" number:language="uk" style:name="N10036">
      <number:day number:style="long"/>
      <number:text>.</number:text>
      <number:month number:style="long"/>
      <number:text>.</number:text>
      <number:year number:style="long"/>
    </number:date-style>
    <style:style style:family="table-cell" style:name="ce389"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0"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1"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9"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0"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1"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2"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14pt" fo:font-style="normal" fo:font-weight="bold" fo:text-shadow="none" style:font-name="ＭＳ Ｐゴシック" style:font-name-asian="ＭＳ Ｐゴシック" style:font-size-asian="14pt" style:font-size-complex="14pt" style:font-style-asian="normal" style:font-style-complex="normal" style:font-weight-asian="bold" style:font-weight-complex="bold" style:text-line-through-style="none" style:text-line-through-type="none" style:text-outline="false" style:text-underline-style="none" style:use-window-font-color="true"/>
    </style:style>
    <style:style style:family="table-cell" style:name="ce2" style:parent-style-name="Default">
      <style:table-cell-properties fo:background-color="#d9d9d9"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 style:parent-style-name="Default">
      <style:table-cell-properties fo:background-color="#d9d9d9"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6"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 style:parent-style-name="Default">
      <style:table-cell-properties fo:background-color="#d9d9d9" fo:border-bottom="none"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 style:parent-style-name="Default">
      <style:table-cell-properties fo:background-color="#d9d9d9"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 style:parent-style-name="Default">
      <style:table-cell-properties fo:background-color="transparent" fo:border-bottom="none"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 style:parent-style-name="Default">
      <style:table-cell-properties fo:background-color="transparent" fo:border-bottom="0.74pt solid #000000" fo:border-left="0.74pt solid #000000"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 style:parent-style-name="Default">
      <style:table-cell-properties fo:background-color="transparent" fo:border-bottom="none" fo:border-left="0.74pt solid #000000" fo:border-right="0.74pt solid #000000" fo:border-top="0.74pt solid #000000"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 style:parent-style-name="Default">
      <style:table-cell-properties fo:background-color="transparent" fo:border-bottom="none"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 style:parent-style-name="Default">
      <style:table-cell-properties fo:background-color="transparent" fo:border-bottom="0.74pt solid #000000" fo:border-left="0.74pt solid #000000" fo:border-right="0.74pt solid #000000" fo:border-top="none" fo:wrap-option="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6" style:parent-style-name="Default">
      <style:table-cell-properties fo:background-color="#d9d9d9" fo:border="0.74pt solid #000000" fo:wrap-option="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 style:parent-style-name="Default">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 style:parent-style-name="Default">
      <style:table-cell-properties fo:background-color="#d9d9d9"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 style:parent-style-name="標準_5f_Book1_5f__3010_編集済み_3011_新技術者スキルシート06-07版1">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 style:parent-style-name="Default">
      <style:table-cell-properties fo:background-color="#d9d9d9"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 style:parent-style-name="Default">
      <style:table-cell-properties fo:background-color="#d9d9d9"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 style:parent-style-name="Default">
      <style:table-cell-properties fo:background-color="#d9d9d9"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2" style:parent-style-name="Default">
      <style:table-cell-properties fo:background-color="#d9d9d9"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4" style:parent-style-name="Default">
      <style:table-cell-properties fo:background-color="#d9d9d9"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 style:parent-style-name="Default">
      <style:table-cell-properties fo:background-color="transparent" fo:border-bottom="0.74pt solid #000000" fo:border-left="none" fo:border-right="none"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7"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4"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25" style:parent-style-name="Default">
      <style:table-cell-properties fo:background-color="transparent" fo:border-bottom="0.06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26"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133" style:parent-style-name="Default">
      <style:table-cell-properties fo:background-color="transparent" fo:border-bottom="none"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134"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5" style:parent-style-name="Default">
      <style:table-cell-properties fo:background-color="transparent" fo:border-bottom="0.74pt solid #000000" fo:border-left="0.74pt solid #000000"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136"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8" style:parent-style-name="Default">
      <style:table-cell-properties fo:background-color="transparent" fo:border-bottom="0.06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9"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 style:parent-style-name="Default">
      <style:table-cell-properties fo:background-color="#d9d9d9"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1" style:parent-style-name="Default">
      <style:table-cell-properties fo:background-color="#d9d9d9"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2" style:parent-style-name="Default">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4" style:parent-style-name="Default">
      <style:table-cell-properties fo:background-color="#d9d9d9" fo:border-bottom="none"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4" style:parent-style-name="Default">
      <style:table-cell-properties fo:background-color="#d9d9d9"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5"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6"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0"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1"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9"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0"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1" style:parent-style-name="Default">
      <style:table-cell-properties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2" style:parent-style-name="Default">
      <style:table-cell-properties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3" style:parent-style-name="Default">
      <style:table-cell-properties fo:background-color="transparent"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1" style:parent-style-name="Default">
      <style:table-cell-properties fo:background-color="transparent"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55" style:parent-style-name="Default">
      <style:table-cell-properties fo:background-color="transparent"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3" style:parent-style-name="Default">
      <style:table-cell-properties fo:background-color="transparent" fo:border-bottom="0.06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4" style:parent-style-name="Default">
      <style:table-cell-properties fo:background-color="transparent" fo:border-bottom="0.74pt solid #000000" fo:border-left="0.74pt solid #000000"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225"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MS Gothic"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26" style:parent-style-name="Default">
      <style:table-cell-properties fo:background-color="transparent" fo:border-bottom="0.06pt solid #000000" fo:border-left="0.74pt solid #000000"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0"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1"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2" style:parent-style-name="Default">
      <style:table-cell-properties fo:background-color="transparent"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3"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4"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5" style:parent-style-name="Default">
      <style:table-cell-properties fo:background-color="#d9d9d9"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6" style:parent-style-name="Default">
      <style:table-cell-properties fo:border-bottom="0.06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7" style:parent-style-name="Default">
      <style:table-cell-properties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8" style:parent-style-name="Default">
      <style:table-cell-properties fo:background-color="transparent"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69" style:parent-style-name="Default">
      <style:table-cell-properties fo:background-color="transparent"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0" style:parent-style-name="Default">
      <style:table-cell-properties fo:background-color="transparent"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1" style:parent-style-name="Default">
      <style:table-cell-properties fo:background-color="#d9d9d9"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2" style:parent-style-name="Default">
      <style:table-cell-properties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3" style:parent-style-name="Default">
      <style:table-cell-properties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74"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5" style:parent-style-name="Default">
      <style:table-cell-properties fo:border-bottom="0.06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6"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7" style:parent-style-name="Default">
      <style:table-cell-properties fo:border-bottom="0.06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78" style:parent-style-name="Default">
      <style:table-cell-properties fo:border-bottom="0.74pt solid #000000" fo:border-left="0.74pt solid #000000"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6"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7"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8"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49"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0"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1"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5"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6"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4"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5"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89" style:parent-style-name="Default">
      <style:table-cell-properties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7"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8" style:parent-style-name="標準_5f_Book1_5f__3010_編集済み_3011_新技術者スキルシート06-07版1">
      <style:table-cell-properties fo:background-color="#d9d9d9"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59" style:parent-style-name="標準_5f_Book1_5f__3010_編集済み_3011_新技術者スキルシート06-07版1">
      <style:table-cell-properties fo:background-color="transparent"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0" style:parent-style-name="標準_5f_Book1_5f__3010_編集済み_3011_新技術者スキルシート06-07版1">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1" style:parent-style-name="Default">
      <style:table-cell-properties fo:background-color="transparent"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5"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6" style:parent-style-name="Default">
      <style:table-cell-properties fo:background-color="transparent"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7" style:parent-style-name="Default">
      <style:table-cell-properties fo:background-color="transparent"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8" style:parent-style-name="Default">
      <style:table-cell-properties fo:background-color="transparent"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99" style:parent-style-name="Default">
      <style:table-cell-properties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67"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1"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2" style:parent-style-name="Default">
      <style:table-cell-properties fo:background-color="transparent" fo:border-bottom="0.74pt solid #000000" fo:border-left="0.74pt solid #000000"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3"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4"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5" style:parent-style-name="Default">
      <style:table-cell-properties fo:background-color="transparent" fo:border-bottom="0.74pt solid #000000" fo:border-left="0.74pt solid #000000" fo:border-right="0.74pt solid #000000" fo:border-top="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6" style:parent-style-name="Default">
      <style:table-cell-properties fo:background-color="transparent" fo:border-bottom="0.74pt solid #000000"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7" style:parent-style-name="Default">
      <style:table-cell-properties fo:background-color="transparent" fo:border-bottom="none" fo:border-left="none" fo:border-right="none"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8" style:parent-style-name="Default">
      <style:table-cell-properties fo:background-color="transparent" fo:border-bottom="0.74pt solid #000000" fo:border-left="none" fo:border-right="none"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09"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0"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1"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2" style:parent-style-name="Default">
      <style:table-cell-properties fo:background-color="transparent" fo:border-bottom="0.06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3"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4"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2" style:parent-style-name="Default">
      <style:table-cell-properties fo:background-color="transparent" fo:border="0.74pt solid #000000"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6" style:parent-style-name="標準_5f_Book1_5f__3010_編集済み_3011_新技術者スキルシート06-07版1">
      <style:table-cell-properties fo:background-color="#d9d9d9"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4" style:parent-style-name="Default">
      <style:table-cell-properties fo:background-color="transparent"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85" style:parent-style-name="Default">
      <style:table-cell-properties fo:background-color="transparent"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19" style:parent-style-name="Default">
      <style:table-cell-properties fo:background-color="transparent" fo:border-bottom="0.06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0" style:parent-style-name="Default">
      <style:table-cell-properties fo:background-color="transparent" fo:border-bottom="0.74pt solid #000000" fo:border-left="0.74pt solid #000000"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1" style:parent-style-name="Default">
      <style:table-cell-properties fo:border-bottom="0.06pt solid #000000" fo:border-left="0.74pt solid #000000"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2" style:parent-style-name="Default">
      <style:table-cell-properties fo:border-bottom="0.06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3" style:parent-style-name="Default">
      <style:table-cell-properties fo:border-bottom="0.74pt solid #000000" fo:border-left="0.74pt solid #000000"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1" style:parent-style-name="Default">
      <style:table-cell-properties fo:background-color="transparent" fo:border="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2" style:parent-style-name="Default">
      <style:table-cell-properties fo:background-color="transparent" fo:border="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93"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7" style:parent-style-name="Default">
      <style:table-cell-properties fo:background-color="transparent" fo:border-bottom="0.74pt solid #000000" fo:border-left="none" fo:border-right="0.74pt solid #000000"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8" style:parent-style-name="Default">
      <style:table-cell-properties fo:background-color="transparent" fo:border-bottom="0.06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29" style:parent-style-name="Default">
      <style:table-cell-properties fo:background-color="transparent" fo:border-bottom="0.74pt solid #000000" fo:border-left="none" fo:border-right="none"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0"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1"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32"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0" style:parent-style-name="Default">
      <style:table-cell-properties fo:background-color="transparent"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1" style:parent-style-name="Default">
      <style:table-cell-properties fo:border-bottom="0.06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2" style:parent-style-name="Default">
      <style:table-cell-properties fo:border-bottom="0.06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03" style:parent-style-name="Default">
      <style:table-cell-properties fo:border-bottom="0.74pt solid #000000" fo:border-left="none" fo:border-right="0.74pt solid #000000"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304"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38" style:parent-style-name="Default">
      <style:table-cell-properties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39"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307"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1" style:parent-style-name="Default">
      <style:table-cell-properties fo:border-bottom="0.06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2" style:parent-style-name="Default">
      <style:table-cell-properties fo:border-bottom="0.06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3" style:parent-style-name="Default">
      <style:table-cell-properties fo:border-bottom="0.74pt solid #000000" fo:border-left="none" fo:border-right="none" fo:border-top="0.06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end"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11" style:parent-style-name="Default">
      <style:table-cell-properties fo:border-bottom="0.74pt solid #000000" fo:border-left="none" fo:border-right="0.74pt solid #000000"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5"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6" style:parent-style-name="Default">
      <style:table-cell-properties fo:border-bottom="0.74pt solid #000000" fo:border-left="none"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7" style:parent-style-name="Default">
      <style:table-cell-properties fo:background-color="transparent" fo:border-bottom="0.06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8" style:parent-style-name="Default">
      <style:table-cell-properties fo:background-color="transparent" fo:border-bottom="0.74pt solid #000000" fo:border-left="none" fo:border-right="0.74pt solid #000000" fo:border-top="0.06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49" style:parent-style-name="Default">
      <style:table-cell-properties fo:background-color="transparent" fo:border-bottom="none" fo:border-left="none" fo:border-right="0.74pt solid #000000" fo:border-top="0.74pt solid #000000"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0" style:parent-style-name="Default">
      <style:table-cell-properties fo:background-color="transparent" fo:border-bottom="none"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1" style:parent-style-name="Default">
      <style:table-cell-properties fo:background-color="transparent" fo:border-bottom="0.74pt solid #000000" fo:border-left="none" fo:border-right="0.74pt solid #000000" fo:border-top="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2" style:parent-style-name="Default">
      <style:table-cell-properties fo:background-color="transparent" fo:border-bottom="none" fo:border-left="none" fo:border-right="0.74pt solid #000000" fo:border-top="0.74pt solid #000000"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3" style:parent-style-name="Default">
      <style:table-cell-properties fo:background-color="transparent" fo:border-bottom="none"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4" style:parent-style-name="Default">
      <style:table-cell-properties fo:background-color="transparent" fo:border-bottom="0.74pt solid #000000" fo:border-left="none" fo:border-right="0.74pt solid #000000" fo:border-top="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2" style:family="table-cell" style:name="ce155"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6"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8"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59" style:parent-style-name="Default">
      <style:table-cell-properties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7" style:parent-style-name="Default">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9pt" fo:font-style="normal" fo:font-weight="normal" fo:text-shadow="none" style:font-name="MS Gothic"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29"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7pt" fo:font-style="normal" fo:font-weight="normal" fo:text-shadow="none" style:font-name="MS Gothic"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30"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 style:family="table-cell" style:name="ce331"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MS Gothic"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62" style:parent-style-name="標準_5f_Book1_5f__3010_編集済み_3011_新技術者スキルシート06-07版1">
      <style:table-cell-properties fo:background-color="#ccffff" fo:border="2.49pt solid #ff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bottom"/>
      <style:paragraph-properties css3t:text-justify="auto" fo:margin-left="0mm" fo:text-align="center" style:writing-mode="pag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63" style:parent-style-name="標準_5f_Book1">
      <style:table-cell-properties style:rotation-align="none"/>
      <style:text-properties fo:color="#ff0000" fo:font-size="9pt" fo:font-style="normal" fo:font-weight="bold" fo:text-shadow="none" style:font-name="ＭＳ Ｐゴシック" style:font-name-asian="ＭＳ Ｐゴシック" style:font-size-asian="9pt" style:font-size-complex="9pt" style:font-style-asian="normal" style:font-style-complex="normal" style:font-weight-asian="bold" style:font-weight-complex="bold" style:text-line-through-style="none" style:text-line-through-type="none" style:text-outline="false" style:text-underline-style="none"/>
    </style:style>
    <style:style style:data-style-name="N118" style:family="table-cell" style:name="ce164" style:parent-style-name="標準_5f_Book1_5f__3010_編集済み_3011_新技術者スキルシート06-07版1">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5" style:parent-style-name="標準_5f_Book1_5f__3010_編集済み_3011_新技術者スキルシート06-07版1">
      <style:table-cell-properties fo:border="none" style:diagonal-bl-tr="none" style:diagonal-tl-br="none" style:rotation-align="non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166" style:parent-style-name="標準_5f_Book1_5f__3010_編集済み_3011_新技術者スキルシート06-07版1">
      <style:table-cell-properties style:rotation-align="non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data-style-name="N118" style:family="table-cell" style:name="ce338"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middle"/>
      <style:paragraph-properties css3t:text-justify="auto" fo:margin-left="0mm"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8" style:family="table-cell" style:name="ce168"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value-type" style:vertical-align="bottom"/>
      <style:paragraph-properties css3t:text-justify="auto" fo:margin-left="0mm"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69" style:parent-style-name="標準_5f_Book1_5f__3010_編集済み_3011_新技術者スキルシート06-07版1">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0"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1"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2"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73"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4"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5" style:parent-style-name="標準_5f_Book1_5f__3010_編集済み_3011_新技術者スキルシート06-07版1">
      <style:table-cell-properties fo:border-bottom="none"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6" style:parent-style-name="標準_5f_Book1_5f__3010_編集済み_3011_新技術者スキルシート06-07版1">
      <style:table-cell-properties fo:border-bottom="1.76pt solid #ff0000" fo:border-left="1.76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7" style:parent-style-name="標準_5f_Book1_5f__3010_編集済み_3011_新技術者スキルシート06-07版1">
      <style:table-cell-properties fo:border-bottom="none" fo:border-left="1.76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8"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79" style:parent-style-name="標準_5f_Book1_5f__3010_編集済み_3011_新技術者スキルシート06-07版1">
      <style:table-cell-properties fo:border-bottom="none"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0" style:parent-style-name="標準_5f_Book1_5f__3010_編集済み_3011_新技術者スキルシート06-07版1">
      <style:table-cell-properties fo:border-bottom="1.76pt solid #ff0000" fo:border-left="0.74pt solid #ff0000" fo:border-right="0.74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1" style:parent-style-name="標準_5f_Book1_5f__3010_編集済み_3011_新技術者スキルシート06-07版1">
      <style:table-cell-properties fo:border-bottom="none" fo:border-left="0.74pt solid #ff0000" fo:border-right="0.74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2"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3"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4" style:parent-style-name="標準_5f_Book1_5f__3010_編集済み_3011_新技術者スキルシート06-07版1">
      <style:table-cell-properties fo:background-color="transparent"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185"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86" style:parent-style-name="標準_5f_Book1_5f__3010_編集済み_3011_新技術者スキルシート06-07版1">
      <style:table-cell-properties fo:background-color="transparent" fo:wrap-option="no-wrap" loext:vertical-justify="auto"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7" style:parent-style-name="標準_5f_Book1_5f__3010_編集済み_3011_新技術者スキルシート06-07版1">
      <style:table-cell-properties fo:background-color="#ffff00" fo:border="1.76pt solid #ffff00"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8" style:parent-style-name="標準_5f_Book1_5f__3010_編集済み_3011_新技術者スキルシート06-07版1">
      <style:table-cell-properties fo:background-color="#ffff00" fo:border-bottom="none"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89" style:parent-style-name="標準_5f_Book1_5f__3010_編集済み_3011_新技術者スキルシート06-07版1">
      <style:table-cell-properties fo:background-color="#ffff00" fo:border-bottom="1.76pt solid #ffff00" fo:border-left="1.76pt solid #ffff00" fo:border-right="1.76pt solid #ffff00" fo:border-top="none" fo:wrap-option="no-wrap" loext:vertical-justify="auto" style:diagonal-bl-tr="none" style:diagonal-tl-br="none" style:direction="ltr" style:repeat-content="false" style:rotation-align="bottom" style:rotation-angle="27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0"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1" style:parent-style-name="標準_5f_Book1_5f__3010_編集済み_3011_新技術者スキルシート06-07版1">
      <style:table-cell-properties fo:border-bottom="none" fo:border-left="0.74pt solid #ff0000"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2" style:parent-style-name="標準_5f_Book1_5f__3010_編集済み_3011_新技術者スキルシート06-07版1">
      <style:table-cell-properties fo:border-bottom="1.76pt solid #ff0000"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193" style:parent-style-name="標準_5f_Book1_5f__3010_編集済み_3011_新技術者スキルシート06-07版1">
      <style:table-cell-properties fo:border-bottom="none" fo:border-left="0.74pt solid #ff0000" fo:border-right="1.76pt solid #ff0000" fo:border-top="1.76pt solid #ff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4" style:parent-style-name="標準_5f_Book1_5f__3010_編集済み_3011_新技術者スキルシート06-07版1">
      <style:table-cell-properties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5" style:parent-style-name="標準_5f_Book1_5f__3010_編集済み_3011_新技術者スキルシート06-07版1">
      <style:table-cell-properties style:rotation-align="none"/>
      <style:text-properties fo:color="#ff0000"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style>
    <style:style style:family="table-cell" style:name="ce196"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7" style:parent-style-name="標準_5f_Book1_5f__3010_編集済み_3011_新技術者スキルシート06-07版1">
      <style:table-cell-properties fo:background-color="transparent"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8" style:parent-style-name="標準_5f_Book1_5f__3010_編集済み_3011_新技術者スキルシート06-07版1">
      <style:table-cell-properties fo:background-color="transparent" fo:border="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199" style:parent-style-name="標準_5f_Book1_5f__3010_編集済み_3011_新技術者スキルシート06-07版1">
      <style:table-cell-properties fo:background-color="transparent" style:rotation-align="non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0" style:parent-style-name="Default">
      <style:table-cell-properties fo:background-color="#d9d9d9" fo:border-bottom="none" fo:border-left="0.74pt solid #000000" fo:border-right="0.74pt solid #000000" fo:border-top="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2" style:parent-style-name="Default">
      <style:table-cell-properties fo:background-color="#d9d9d9" fo:border-bottom="none"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2" style:parent-style-name="Default">
      <style:table-cell-properties fo:background-color="#d9d9d9" fo:border-bottom="0.74pt solid #000000" fo:border-left="0.74pt solid #000000" fo:border-right="none" fo:border-top="0.74pt solid #000000"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5" style:family="table-cell" style:name="ce374"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start"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4" style:family="table-cell" style:name="ce375"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end"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3" style:family="table-cell" style:name="ce376"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center"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77"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36" style:family="table-cell" style:name="ce378" style:parent-style-name="Default">
      <style:table-cell-properties fo:background-color="transparent" fo:border="none" fo:wrap-option="wrap" loext:vertical-justify="auto" style:cell-protect="none" style:diagonal-bl-tr="none" style:diagonal-tl-br="none" style:direction="ltr" style:print-content="true" style:repeat-content="false" style:rotation-align="none" style:rotation-angle="0" style:shrink-to-fit="true" style:text-align-source="fix" style:vertical-align="top"/>
      <style:paragraph-properties css3t:text-justify="auto" fo:margin-left="0mm" fo:text-align="start" style:writing-mode="page"/>
      <style:text-properties fo:font-size="8pt" fo:font-style="normal" fo:font-weight="normal" fo:text-shadow="none" style:font-name="ＭＳ Ｐゴシック" style:font-name-asian="ＭＳ Ｐゴシック" style:font-size-asian="8pt" style:font-size-complex="8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8"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tru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09"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2" style:parent-style-name="Default">
      <style:table-cell-properties fo:background-color="transparent" fo:border="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3" style:parent-style-name="Default">
      <style:table-cell-properties fo:background-color="transparent" fo:border-bottom="none" fo:border-left="none" fo:border-right="none" fo:border-top="0.74pt solid #000000" fo:wrap-option="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84" style:parent-style-name="Default">
      <style:table-cell-properties fo:background-color="transparent" fo:border="none"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214" style:parent-style-name="Default">
      <style:table-cell-properties fo:background-color="transparent" fo:border-bottom="none" fo:border-left="none" fo:border-right="none" fo:border-top="0.74pt solid #000000" fo:wrap-option="no-wrap" loext:vertical-justify="auto" style:cell-protect="none" style:diagonal-bl-tr="none" style:diagonal-tl-br="none" style:direction="ltr" style:print-content="true" style:repeat-content="false" style:rotation-align="none" style:rotation-angle="0" style:shrink-to-fit="false" style:text-align-source="fix" style:vertical-align="top"/>
      <style:paragraph-properties css3t:text-justify="auto" fo:margin-left="0mm" fo:text-align="start"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00" style:family="table-cell" style:name="ce161" style:parent-style-name="Default">
      <style:table-cell-properties fo:background-color="transparent" fo:border="none" fo:wrap-option="no-wrap" loext:vertical-justify="auto" style:diagonal-bl-tr="none" style:diagonal-tl-br="none" style:direction="ltr" style:repeat-content="false" style:rotation-align="none" style:rotation-angle="0" style:shrink-to-fit="true" style:text-align-source="fix" style:vertical-align="middle"/>
      <style:paragraph-properties css3t:text-justify="auto" fo:margin-left="0mm" fo:text-align="start" style:writing-mode="page"/>
      <style:text-properties fo:font-size="7pt" fo:font-style="normal" fo:font-weight="normal" fo:text-shadow="none" style:font-name="ＭＳ Ｐゴシック" style:font-name-asian="ＭＳ Ｐゴシック" style:font-size-asian="7pt" style:font-size-complex="7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5"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middle"/>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6" style:parent-style-name="標準_5f_Book1_5f__3010_編集済み_3011_新技術者スキルシート06-07版1">
      <style:table-cell-properties fo:border="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116" style:family="table-cell" style:name="ce217" style:parent-style-name="標準_5f_Book1_5f__3010_編集済み_3011_新技術者スキルシート06-07版1">
      <style:table-cell-properties fo:border-bottom="none" fo:border-left="none" fo:border-right="1.76pt solid #ff0000" fo:border-top="none" fo:wrap-option="no-wrap" loext:vertical-justify="auto" style:diagonal-bl-tr="none" style:diagonal-tl-br="none" style:direction="ltr" style:repeat-content="false" style:rotation-align="none" style:rotation-angle="0" style:shrink-to-fit="false" style:text-align-source="fix" style:vertical-align="bottom"/>
      <style:paragraph-properties css3t:text-justify="auto" fo:margin-left="0mm" fo:text-align="center" style:writing-mode="pag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3" style:parent-style-name="Default">
      <style:table-cell-properties fo:border="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4" style:parent-style-name="Default">
      <style:table-cell-properties fo:border-bottom="none" fo:border-left="0.74pt solid #000000" fo:border-right="0.74pt solid #000000"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5" style:parent-style-name="Default">
      <style:table-cell-properties fo:border-bottom="none"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6" style:parent-style-name="Default">
      <style:table-cell-properties fo:border-bottom="0.74pt solid #000000" fo:border-left="0.74pt solid #000000" fo:border-right="0.74pt solid #000000"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7" style:parent-style-name="Default">
      <style:table-cell-properties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398" style:parent-style-name="Default">
      <style:table-cell-properties fo:border-bottom="none" fo:border-left="0.74pt solid #000000" fo:border-right="none" fo:border-top="0.74pt solid #000000"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table-cell" style:name="ce403" style:parent-style-name="Default">
      <style:table-cell-properties fo:border-bottom="0.74pt solid #000000" fo:border-left="0.74pt solid #000000" fo:border-right="none" fo:border-top="none" style:diagonal-bl-tr="none" style:diagonal-tl-br="none" style:rotation-align="none"/>
      <style:text-properties fo:font-size="9pt" fo:font-style="normal" fo:font-weight="normal" fo:text-shadow="none" style:font-name="ＭＳ Ｐゴシック" style:font-name-asian="ＭＳ Ｐゴシック" style:font-size-asian="9pt" style:font-size-complex="9pt" style:font-style-asian="normal" style:font-style-complex="normal" style:font-weight-asian="normal" style:font-weight-complex="normal" style:text-line-through-style="none" style:text-line-through-type="none" style:text-outline="false" style:text-underline-style="none" style:use-window-font-color="true"/>
    </style:style>
    <style:style style:family="graphic" style:name="gr1">
      <style:graphic-properties draw:auto-grow-height="false" draw:fill="solid" draw:fill-color="#ffffff" draw:fit-to-size="false" draw:stroke="solid" draw:stroke-linejoin="round" draw:textarea-vertical-align="middle" fo:min-height="7.76mm" fo:min-width="18.79mm" fo:padding-bottom="0mm" fo:padding-left="0.51mm" fo:padding-right="0mm" fo:padding-top="0mm" fo:wrap-option="wrap" style:shrink-to-fit="false" svg:stroke-color="#ff0000" svg:stroke-width="0.35mm"/>
    </style:style>
    <style:style style:family="paragraph" style:name="P1">
      <style:paragraph-properties fo:line-height="100%" fo:margin-bottom="0mm" fo:margin-top="0mm" fo:text-align="center"/>
    </style:style>
    <style:style style:family="paragraph" style:name="P2">
      <loext:graphic-properties draw:fill="solid" draw:fill-color="#ffffff"/>
      <style:paragraph-properties fo:line-height="100%" fo:margin-bottom="0mm" fo:margin-top="0mm" fo:text-align="center"/>
      <style:text-properties fo:font-size="18pt"/>
    </style:style>
    <style:style style:family="text" style:name="T1">
      <style:text-properties fo:font-size="11pt" fo:font-style="normal" fo:font-variant="normal" fo:font-weight="normal" fo:letter-spacing="normal" fo:text-transform="none" style:font-size-asian="11pt" style:font-size-complex="11pt" style:font-style-asian="normal" style:font-style-complex="normal" style:font-weight-asian="normal" style:font-weight-complex="normal" style:text-line-through-style="none" style:text-line-through-type="none" style:text-position="0% 100%" style:text-underline-style="none"/>
    </style:style>
    <style:style style:family="table-row" style:name="abd4f4d">
      <style:table-row-properties fo:break-before="auto" style:row-height="0.7382in" style:use-optimal-row-height="false"/>
    </style:style>
    <style:style style:family="table-row" style:name="aae2ea8">
      <style:table-row-properties fo:break-before="auto" style:row-height="2.8052in" style:use-optimal-row-height="false"/>
    </style:style>
    <style:style style:family="table-row" style:name="ad859d0">
      <style:table-row-properties fo:break-before="auto" style:row-height="1.9194in" style:use-optimal-row-height="false"/>
    </style:style>
    <style:style style:family="table-row" style:name="a764540">
      <style:table-row-properties fo:break-before="auto" style:row-height="0.8859in" style:use-optimal-row-height="false"/>
    </style:style>
  </office:automatic-styles>
  <office:body>
    <office:spreadsheet>
      <table:calculation-settings table:automatic-find-labels="false" table:case-sensitive="false" table:use-regular-expressions="false" table:use-wildcards="true">
        <table:iteration table:maximum-difference="0.0001"/>
      </table:calculation-settings>
      <table:content-validations>
        <table:content-validation table:allow-empty-cell="true" table:base-cell-address="定義.P3" table:condition="of:cell-content-is-in-list(性別)" table:display-list="unsorted" table:name="val1">
          <table:help-message table:display="true"/>
          <table:error-message table:display="true" table:message-type="stop"/>
        </table:content-validation>
        <table:content-validation table:allow-empty-cell="true" table:base-cell-address="定義.AF3" table:condition="of:cell-content-is-in-list(雇用形態)" table:display-list="unsorted" table:name="val2">
          <table:help-message table:display="true"/>
          <table:error-message table:display="true" table:message-type="stop"/>
        </table:content-validation>
        <table:content-validation table:allow-empty-cell="true" table:base-cell-address="定義.U21" table:condition="of:cell-content-is-in-list([.$AZ$1])" table:display-list="unsorted" table:name="val3">
          <table:help-message table:display="true"/>
        </table:content-validation>
        <table:content-validation table:allow-empty-cell="true" table:base-cell-address="定義.U33" table:condition="of:cell-content-is-in-list(担当区分)" table:display-list="unsorted" table:name="val4">
          <table:help-message table:display="true"/>
          <table:error-message table:display="true" table:message-type="stop"/>
        </table:content-validation>
        <table:content-validation table:base-cell-address="定義.AV2" table:name="val5">
          <table:help-message table:display="true"/>
        </table:content-validation>
        <table:content-validation table:allow-empty-cell="true" table:base-cell-address="定義.U46" table:condition="of:cell-content-is-in-list(担当区分)" table:display-list="unsorted" table:name="val6">
          <table:help-message table:display="true"/>
          <table:error-message table:display="true" table:message-type="stop"/>
        </table:content-validation>
      </table:content-validations>
      <table:table table:name="技術経歴書" table:print-ranges="技術経歴書.A1:技術経歴書.AU59" table:style-name="ta2">
        <office:forms form:apply-design-mode="false" form:automatic-focus="false"/>
        <table:table-column table:default-cell-style-name="ce19" table:number-columns-repeated="47" table:style-name="co10"/>
        <table:table-column table:default-cell-style-name="ce19" table:style-name="co11"/>
        <table:table-column table:default-cell-style-name="ce164" table:style-name="co3"/>
        <table:table-column table:default-cell-style-name="ce19" table:number-columns-repeated="5" table:style-name="co12"/>
        <table:table-column table:default-cell-style-name="ce19" table:number-columns-repeated="21" table:style-name="co10"/>
        <table:table-row table:style-name="ro2">
          <table:table-cell calcext:value-type="string" office:value-type="string" table:number-columns-spanned="20" table:number-rows-spanned="1" table:style-name="ce32">
            <text:p>技術経歴書</text:p>
          </table:table-cell>
          <table:covered-table-cell table:number-columns-repeated="19" table:style-name="ce32"/>
          <table:table-cell table:number-columns-repeated="10" table:style-name="ce99"/>
          <table:table-cell table:number-columns-repeated="3" table:style-name="ce293"/>
          <table:table-cell calcext:value-type="string" office:value-type="string" table:number-columns-spanned="6" table:number-rows-spanned="1" table:style-name="ce293">
            <text:p>最終更新日：</text:p>
          </table:table-cell>
          <table:covered-table-cell table:number-columns-repeated="5" table:style-name="ce293"/>
          <table:table-cell table:number-columns-spanned="8" table:number-rows-spanned="1" table:style-name="ce304"/>
          <table:covered-table-cell table:number-columns-repeated="7" table:style-name="ce304"/>
          <table:table-cell table:style-name="ce155"/>
          <table:table-cell calcext:value-type="date" office:date-value="1990-01-01" office:value-type="date" table:style-name="ce162">
            <text:p>01.01.1990</text:p>
          </table:table-cell>
          <table:table-cell table:number-columns-repeated="2"/>
          <table:table-cell table:style-name="ce182"/>
          <table:table-cell table:style-name="ce186"/>
          <table:table-cell table:style-name="ce182"/>
          <table:table-cell table:number-columns-repeated="5" table:style-name="ce186"/>
          <table:table-cell table:number-columns-repeated="3" table:style-name="ce196"/>
          <table:table-cell table:style-name="ce199"/>
          <table:table-cell table:style-name="ce182"/>
          <table:table-cell table:number-columns-repeated="960"/>
        </table:table-row>
        <table:table-row table:style-name="ro3">
          <table:table-cell calcext:value-type="string" office:value-type="string" table:number-columns-spanned="5" table:number-rows-spanned="1" table:style-name="ce2">
            <text:p>フリガナ</text:p>
          </table:table-cell>
          <table:covered-table-cell table:number-columns-repeated="3" table:style-name="ce20"/>
          <table:covered-table-cell table:style-name="ce40"/>
          <table:table-cell table:number-columns-spanned="10" table:number-rows-spanned="1" table:style-name="ce45"/>
          <table:covered-table-cell table:number-columns-repeated="8" table:style-name="ce60"/>
          <table:covered-table-cell table:style-name="ce85"/>
          <table:table-cell calcext:value-type="string" office:value-type="string" table:number-columns-spanned="2" table:number-rows-spanned="1" table:style-name="ce36">
            <text:p>性別</text:p>
          </table:table-cell>
          <table:covered-table-cell table:style-name="ce36"/>
          <table:table-cell calcext:value-type="string" office:value-type="string" table:number-columns-spanned="3" table:number-rows-spanned="1" table:style-name="ce36">
            <text:p>年齢</text:p>
          </table:table-cell>
          <table:covered-table-cell table:style-name="ce65"/>
          <table:covered-table-cell table:style-name="ce71"/>
          <table:table-cell calcext:value-type="string" office:value-type="string" table:number-columns-spanned="11" table:number-rows-spanned="1" table:style-name="ce36">
            <text:p>最寄り駅</text:p>
          </table:table-cell>
          <table:covered-table-cell table:number-columns-repeated="9" table:style-name="ce65"/>
          <table:covered-table-cell table:style-name="ce71"/>
          <table:table-cell calcext:value-type="string" office:value-type="string" table:number-columns-spanned="8" table:number-rows-spanned="1" table:style-name="ce36">
            <text:p>雇用形態</text:p>
          </table:table-cell>
          <table:covered-table-cell table:number-columns-repeated="6" table:style-name="ce65"/>
          <table:covered-table-cell table:style-name="ce71"/>
          <table:table-cell calcext:value-type="string" office:value-type="string" table:number-columns-spanned="8" table:number-rows-spanned="1" table:style-name="ce36">
            <text:p>経験</text:p>
          </table:table-cell>
          <table:covered-table-cell table:number-columns-repeated="6" table:style-name="ce65"/>
          <table:covered-table-cell table:style-name="ce71"/>
          <table:table-cell table:content-validation-name="val5" table:style-name="ce210"/>
          <table:table-cell calcext:value-type="string" office:value-type="string" table:style-name="ce163">
            <text:p>↑生年月日を記入</text:p>
          </table:table-cell>
          <table:table-cell table:number-columns-repeated="2"/>
          <table:table-cell table:style-name="ce183"/>
          <table:table-cell table:number-columns-repeated="7" table:style-name="ce184"/>
          <table:table-cell table:style-name="ce197"/>
          <table:table-cell table:style-name="ce198"/>
          <table:table-cell table:style-name="ce197"/>
          <table:table-cell table:number-columns-repeated="2" table:style-name="ce184"/>
          <table:table-cell table:number-columns-repeated="960"/>
        </table:table-row>
        <table:table-row table:style-name="ro3">
          <table:table-cell calcext:value-type="string" office:value-type="string" table:number-columns-spanned="5" table:number-rows-spanned="1" table:style-name="ce3">
            <text:p>氏　　名</text:p>
          </table:table-cell>
          <table:covered-table-cell table:number-columns-repeated="3" table:style-name="ce21"/>
          <table:covered-table-cell table:style-name="ce41"/>
          <table:table-cell table:number-columns-spanned="10" table:number-rows-spanned="1" table:style-name="ce46"/>
          <table:covered-table-cell table:number-columns-repeated="8" table:style-name="ce61"/>
          <table:covered-table-cell table:style-name="ce86"/>
          <table:table-cell table:content-validation-name="val1" table:number-columns-spanned="2" table:number-rows-spanned="1" table:style-name="ce254"/>
          <table:covered-table-cell table:content-validation-name="val1" table:style-name="ce254"/>
          <table:table-cell calcext:value-type="float" office:value="29" office:value-type="float" table:formula="of:=IF(COUNTBLANK([.AW1])&gt;0;&quot;&quot;;IF(ISERR(DATEDIF([.AW1];TODAY();&quot;Y&quot;));&quot;&quot;;DATEDIF([.AW1];TODAY();&quot;Y&quot;)))" table:number-columns-spanned="3" table:number-rows-spanned="1" table:style-name="ce89">
            <text:p>29</text:p>
          </table:table-cell>
          <table:covered-table-cell table:style-name="ce257"/>
          <table:covered-table-cell table:style-name="ce95"/>
          <table:table-cell table:number-columns-spanned="11" table:number-rows-spanned="1" table:style-name="ce254"/>
          <table:covered-table-cell table:number-columns-repeated="9" table:style-name="ce106"/>
          <table:covered-table-cell table:style-name="ce127"/>
          <table:table-cell table:content-validation-name="val2" table:number-columns-spanned="8" table:number-rows-spanned="1" table:style-name="ce254"/>
          <table:covered-table-cell table:number-columns-repeated="6" table:style-name="ce106"/>
          <table:covered-table-cell table:style-name="ce127"/>
          <table:table-cell table:number-columns-spanned="2" table:number-rows-spanned="1" table:style-name="ce138"/>
          <table:covered-table-cell table:style-name="ce307"/>
          <table:table-cell calcext:value-type="string" office:value-type="string" table:style-name="ce257">
            <text:p>年</text:p>
          </table:table-cell>
          <table:table-cell table:number-columns-spanned="2" table:number-rows-spanned="1" table:style-name="ce307"/>
          <table:covered-table-cell table:style-name="ce307"/>
          <table:table-cell calcext:value-type="string" office:value-type="string" table:number-columns-spanned="3" table:number-rows-spanned="1" table:style-name="ce311">
            <text:p>ヶ月</text:p>
          </table:table-cell>
          <table:covered-table-cell table:style-name="ce146"/>
          <table:covered-table-cell table:style-name="ce311"/>
          <table:table-cell table:content-validation-name="val5" table:style-name="ce210"/>
          <table:table-cell calcext:value-type="string" office:value-type="string" table:style-name="ce163">
            <text:p>ex) 1980/4/1</text:p>
          </table:table-cell>
          <table:table-cell table:number-columns-repeated="2"/>
          <table:table-cell table:style-name="ce183"/>
          <table:table-cell table:number-columns-repeated="7" table:style-name="ce184"/>
          <table:table-cell table:style-name="ce197"/>
          <table:table-cell table:style-name="ce198"/>
          <table:table-cell table:style-name="ce197"/>
          <table:table-cell table:number-columns-repeated="2" table:style-name="ce184"/>
          <table:table-cell table:number-columns-repeated="960"/>
        </table:table-row>
        <table:table-row table:style-name="ro4">
          <table:table-cell table:number-columns-repeated="5" table:style-name="ce4"/>
          <table:table-cell table:number-columns-repeated="10" table:style-name="ce210"/>
          <table:table-cell table:content-validation-name="val1" table:number-columns-repeated="2" table:style-name="ce210"/>
          <table:table-cell table:number-columns-repeated="3" table:style-name="ce4"/>
          <table:table-cell table:content-validation-name="val2" table:number-columns-repeated="7" table:style-name="ce210"/>
          <table:table-cell table:number-columns-repeated="12" table:style-name="ce210"/>
          <table:table-cell table:number-columns-repeated="2" table:style-name="ce139"/>
          <table:table-cell table:style-name="ce4"/>
          <table:table-cell table:number-columns-repeated="2" table:style-name="ce139"/>
          <table:table-cell table:number-columns-repeated="3" table:style-name="ce145"/>
          <table:table-cell table:content-validation-name="val5" table:style-name="ce210"/>
          <table:table-cell table:style-name="ce163"/>
          <table:table-cell table:number-columns-repeated="2"/>
          <table:table-cell table:style-name="ce183"/>
          <table:table-cell table:number-columns-repeated="7" table:style-name="ce184"/>
          <table:table-cell table:style-name="ce197"/>
          <table:table-cell table:style-name="ce198"/>
          <table:table-cell table:style-name="ce197"/>
          <table:table-cell table:number-columns-repeated="2" table:style-name="ce184"/>
          <table:table-cell table:number-columns-repeated="960"/>
        </table:table-row>
        <table:table-row table:style-name="ro3">
          <table:table-cell calcext:value-type="string" office:value-type="string" table:number-columns-spanned="5" table:number-rows-spanned="3" table:style-name="ce36">
            <text:p>最終学歴</text:p>
          </table:table-cell>
          <table:covered-table-cell table:number-columns-repeated="3" table:style-name="ce22"/>
          <table:covered-table-cell table:style-name="ce42"/>
          <table:table-cell calcext:value-type="string" office:value-type="string" table:number-columns-spanned="19" table:number-rows-spanned="1" table:style-name="ce211">
            <text:p>**大学**部　卒業</text:p>
          </table:table-cell>
          <table:covered-table-cell table:number-columns-repeated="17" table:style-name="ce62"/>
          <table:covered-table-cell table:style-name="ce112"/>
          <table:table-cell calcext:value-type="string" office:value-type="string" table:number-columns-spanned="5" table:number-rows-spanned="3" table:style-name="ce36">
            <text:p>資　格</text:p>
          </table:table-cell>
          <table:covered-table-cell table:number-columns-repeated="3" table:style-name="ce22"/>
          <table:covered-table-cell table:style-name="ce42"/>
          <table:table-cell table:number-columns-spanned="18" table:number-rows-spanned="1" table:style-name="ce211"/>
          <table:covered-table-cell table:number-columns-repeated="16" table:style-name="ce62"/>
          <table:covered-table-cell table:style-name="ce112"/>
          <table:table-cell table:style-name="ce156"/>
          <table:table-cell table:number-columns-repeated="3"/>
          <table:table-cell table:style-name="ce183"/>
          <table:table-cell table:number-columns-repeated="7" table:style-name="ce184"/>
          <table:table-cell table:style-name="ce197"/>
          <table:table-cell table:number-columns-repeated="2" table:style-name="ce198"/>
          <table:table-cell table:number-columns-repeated="2" table:style-name="ce184"/>
          <table:table-cell table:number-columns-repeated="960"/>
        </table:table-row>
        <table:table-row table:style-name="ro3">
          <table:covered-table-cell table:style-name="ce6"/>
          <table:covered-table-cell table:number-columns-repeated="3" table:style-name="ce92"/>
          <table:covered-table-cell table:style-name="ce204"/>
          <table:table-cell table:number-columns-spanned="19" table:number-rows-spanned="1" table:style-name="ce49"/>
          <table:covered-table-cell table:number-columns-repeated="17" table:style-name="ce63"/>
          <table:covered-table-cell table:style-name="ce113"/>
          <table:covered-table-cell table:style-name="ce6"/>
          <table:covered-table-cell table:number-columns-repeated="3" table:style-name="ce92"/>
          <table:covered-table-cell table:style-name="ce204"/>
          <table:table-cell table:number-columns-spanned="18" table:number-rows-spanned="1" table:style-name="ce119"/>
          <table:covered-table-cell table:number-columns-repeated="16" table:style-name="ce128"/>
          <table:covered-table-cell table:style-name="ce147"/>
          <table:table-cell table:style-name="ce4"/>
          <table:table-cell table:number-columns-repeated="3"/>
          <table:table-cell table:number-columns-repeated="8" table:style-name="ce184"/>
          <table:table-cell table:style-name="ce197"/>
          <table:table-cell table:number-columns-repeated="2" table:style-name="ce198"/>
          <table:table-cell table:number-columns-repeated="2" table:style-name="ce184"/>
          <table:table-cell table:number-columns-repeated="960"/>
        </table:table-row>
        <table:table-row table:style-name="ro3">
          <table:covered-table-cell table:style-name="ce7"/>
          <table:covered-table-cell table:number-columns-repeated="3" table:style-name="ce24"/>
          <table:covered-table-cell table:style-name="ce44"/>
          <table:table-cell table:number-columns-spanned="19" table:number-rows-spanned="1" table:style-name="ce50"/>
          <table:covered-table-cell table:number-columns-repeated="17" table:style-name="ce64"/>
          <table:covered-table-cell table:style-name="ce114"/>
          <table:covered-table-cell table:style-name="ce7"/>
          <table:covered-table-cell table:number-columns-repeated="3" table:style-name="ce24"/>
          <table:covered-table-cell table:style-name="ce44"/>
          <table:table-cell table:number-columns-spanned="18" table:number-rows-spanned="1" table:style-name="ce120"/>
          <table:covered-table-cell table:number-columns-repeated="16" table:style-name="ce129"/>
          <table:covered-table-cell table:style-name="ce148"/>
          <table:table-cell table:style-name="ce157"/>
          <table:table-cell table:number-columns-repeated="3"/>
          <table:table-cell table:number-columns-repeated="5" table:style-name="ce185"/>
          <table:table-cell table:number-columns-repeated="968"/>
        </table:table-row>
        <table:table-row table:style-name="ro3">
          <table:table-cell calcext:value-type="string" office:value-type="string" table:number-columns-spanned="5" table:number-rows-spanned="6" table:style-name="ce8">
            <text:p>スキル</text:p>
          </table:table-cell>
          <table:covered-table-cell table:number-columns-repeated="3" table:style-name="ce92"/>
          <table:covered-table-cell table:style-name="ce204"/>
          <table:table-cell calcext:value-type="string" office:value-type="string" table:number-columns-spanned="6" table:number-rows-spanned="1" table:style-name="ce36">
            <text:p>言語</text:p>
          </table:table-cell>
          <table:covered-table-cell table:number-columns-repeated="4" table:style-name="ce65"/>
          <table:covered-table-cell table:style-name="ce71"/>
          <table:table-cell calcext:value-type="string" office:value-type="string" table:number-columns-spanned="7" table:number-rows-spanned="1" table:style-name="ce74">
            <text:p>経験年月</text:p>
          </table:table-cell>
          <table:covered-table-cell table:number-columns-repeated="6" table:style-name="ce65"/>
          <table:table-cell calcext:value-type="string" office:value-type="string" table:number-columns-spanned="6" table:number-rows-spanned="1" table:style-name="ce258">
            <text:p>特記事項</text:p>
          </table:table-cell>
          <table:covered-table-cell table:number-columns-repeated="5" table:style-name="ce258"/>
          <table:table-cell calcext:value-type="string" office:value-type="string" table:number-columns-spanned="5" table:number-rows-spanned="6" table:style-name="ce116">
            <text:p>担当経験</text:p>
          </table:table-cell>
          <table:covered-table-cell table:number-columns-repeated="3" table:style-name="ce22"/>
          <table:covered-table-cell table:style-name="ce42"/>
          <table:table-cell calcext:value-type="string" office:value-type="string" table:number-columns-spanned="10" table:number-rows-spanned="1" table:style-name="ce36">
            <text:p>担当</text:p>
          </table:table-cell>
          <table:covered-table-cell table:number-columns-repeated="8" table:style-name="ce65"/>
          <table:covered-table-cell table:style-name="ce71"/>
          <table:table-cell calcext:value-type="string" office:value-type="string" table:number-columns-spanned="8" table:number-rows-spanned="1" table:style-name="ce36">
            <text:p>経験年月</text:p>
          </table:table-cell>
          <table:covered-table-cell table:number-columns-repeated="7" table:style-name="ce36"/>
          <table:table-cell table:style-name="ce158"/>
          <table:table-cell>
            <draw:custom-shape draw:name="額縁 2" draw:style-name="gr1" draw:text-style-name="P2" draw:z-index="0" svg:height="10.34mm" svg:width="21.88mm" svg:x="2.91mm" svg:y="2.1mm" table:end-cell-address="技術経歴書.AY10" table:end-x="0.52mm" table:end-y="2.9mm">
              <office:event-listeners>
                <script:event-listener script:event-name="dom:click" script:language="ooo:script" xlink:href="vnd.sun.star.script:VBAProject.Module1.expcalc?language=Basic&amp;location=document" xlink:type="simple"/>
              </office:event-listeners>
              <text:p text:style-name="P1"><text:span text:style-name="T1">年数計算</text:span></text:p>
              <draw:enhanced-geometry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mirror-horizontal="false" draw:mirror-vertical="false" draw:modifiers="12500" draw:text-areas="?f2 ?f2 ?f3 ?f4" draw:type="ooxml-bevel"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svg:viewBox="0 0 0 0">
                <draw:equation draw:formula="if(0-$0 ,0,if(50000-$0 ,$0 ,50000))" draw:name="f0"/>
                <draw:equation draw:formula="min(logwidth,logheight)" draw:name="f1"/>
                <draw:equation draw:formula="?f1 *?f0 /100000" draw:name="f2"/>
                <draw:equation draw:formula="logwidth+0-?f2 " draw:name="f3"/>
                <draw:equation draw:formula="logheight+0-?f2 " draw:name="f4"/>
                <draw:equation draw:formula="logwidth" draw:name="f5"/>
                <draw:equation draw:formula="logheight/2" draw:name="f6"/>
                <draw:equation draw:formula="logwidth/2" draw:name="f7"/>
                <draw:equation draw:formula="logheight" draw:name="f8"/>
                <draw:handle draw:handle-position="?f2 0" draw:handle-range-x-maximum="50000" draw:handle-range-x-minimum="0"/>
              </draw:enhanced-geometry>
            </draw:custom-shape>
          </table:table-cell>
          <table:table-cell table:style-name="ce169"/>
          <table:table-cell table:number-columns-repeated="974"/>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1"/>
          <table:covered-table-cell table:number-columns-repeated="4" table:style-name="ce66"/>
          <table:covered-table-cell table:style-name="ce72"/>
          <table:table-cell table:number-columns-spanned="2" table:number-rows-spanned="1" table:style-name="ce75"/>
          <table:covered-table-cell table:style-name="ce246"/>
          <table:table-cell calcext:value-type="string" office:value-type="string" table:style-name="ce250">
            <text:p>年</text:p>
          </table:table-cell>
          <table:table-cell table:number-columns-spanned="2" table:number-rows-spanned="1" table:style-name="ce246"/>
          <table:covered-table-cell table:style-name="ce246"/>
          <table:table-cell calcext:value-type="string" office:value-type="string" table:number-columns-spanned="2" table:number-rows-spanned="1" table:style-name="ce255">
            <text:p>ヶ月</text:p>
          </table:table-cell>
          <table:covered-table-cell table:style-name="ce255"/>
          <table:table-cell table:number-columns-spanned="6" table:number-rows-spanned="1" table:style-name="ce259"/>
          <table:covered-table-cell table:number-columns-repeated="5" table:style-name="ce259"/>
          <table:covered-table-cell table:number-columns-repeated="4" table:style-name="ce92"/>
          <table:covered-table-cell table:style-name="ce204"/>
          <table:table-cell calcext:value-type="string" office:value-type="string" table:number-columns-spanned="10" table:number-rows-spanned="1" table:style-name="ce121">
            <text:p><text:s/>PM.プロジェクトマネージャ</text:p>
          </table:table-cell>
          <table:covered-table-cell table:number-columns-repeated="8" table:style-name="ce130"/>
          <table:covered-table-cell table:style-name="ce301"/>
          <table:table-cell table:number-columns-spanned="2" table:number-rows-spanned="1" table:style-name="ce75"/>
          <table:covered-table-cell table:style-name="ce141"/>
          <table:table-cell calcext:value-type="string" office:value-type="string" table:style-name="ce255">
            <text:p>年</text:p>
          </table:table-cell>
          <table:table-cell table:number-columns-spanned="2" table:number-rows-spanned="1" table:style-name="ce246"/>
          <table:covered-table-cell table:style-name="ce141"/>
          <table:table-cell calcext:value-type="string" office:value-type="string" table:number-columns-spanned="3" table:number-rows-spanned="1" table:style-name="ce301">
            <text:p>ヶ月</text:p>
          </table:table-cell>
          <table:covered-table-cell table:style-name="ce130"/>
          <table:covered-table-cell table:style-name="ce301"/>
          <table:table-cell table:style-name="ce159"/>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6"/>
          <table:covered-table-cell table:style-name="ce247"/>
          <table:table-cell calcext:value-type="string" office:value-type="string" table:style-name="ce250">
            <text:p>年</text:p>
          </table:table-cell>
          <table:table-cell table:number-columns-spanned="2" table:number-rows-spanned="1" table:style-name="ce247"/>
          <table:covered-table-cell table:style-name="ce247"/>
          <table:table-cell calcext:value-type="string" office:value-type="string" table:number-columns-spanned="2" table:number-rows-spanned="1" table:style-name="ce250">
            <text:p>ヶ月</text:p>
          </table:table-cell>
          <table:covered-table-cell table:style-name="ce250"/>
          <table:table-cell table:number-columns-spanned="6" table:number-rows-spanned="1" table:style-name="ce260"/>
          <table:covered-table-cell table:number-columns-repeated="5" table:style-name="ce260"/>
          <table:covered-table-cell table:number-columns-repeated="4" table:style-name="ce92"/>
          <table:covered-table-cell table:style-name="ce204"/>
          <table:table-cell calcext:value-type="string" office:value-type="string" table:number-columns-spanned="10" table:number-rows-spanned="1" table:style-name="ce122">
            <text:p><text:s/>PL.プロジェクトリーダ</text:p>
          </table:table-cell>
          <table:covered-table-cell table:number-columns-repeated="8" table:style-name="ce131"/>
          <table:covered-table-cell table:style-name="ce302"/>
          <table:table-cell table:number-columns-spanned="2" table:number-rows-spanned="1" table:style-name="ce77"/>
          <table:covered-table-cell table:style-name="ce142"/>
          <table:table-cell calcext:value-type="string" office:value-type="string" table:style-name="ce250">
            <text:p>年</text:p>
          </table:table-cell>
          <table:table-cell table:number-columns-spanned="2" table:number-rows-spanned="1" table:style-name="ce248"/>
          <table:covered-table-cell table:style-name="ce142"/>
          <table:table-cell calcext:value-type="string" office:value-type="string" table:number-columns-spanned="3" table:number-rows-spanned="1" table:style-name="ce302">
            <text:p>ヶ月</text:p>
          </table:table-cell>
          <table:covered-table-cell table:style-name="ce131"/>
          <table:covered-table-cell table:style-name="ce302"/>
          <table:table-cell table:style-name="ce159"/>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8"/>
          <table:table-cell calcext:value-type="string" office:value-type="string" table:style-name="ce250">
            <text:p>年</text:p>
          </table:table-cell>
          <table:table-cell table:number-columns-spanned="2" table:number-rows-spanned="1" table:style-name="ce248"/>
          <table:covered-table-cell table:style-name="ce248"/>
          <table:table-cell calcext:value-type="string" office:value-type="string" table:number-columns-spanned="2" table:number-rows-spanned="1" table:style-name="ce250">
            <text:p>ヶ月</text:p>
          </table:table-cell>
          <table:covered-table-cell table:style-name="ce250"/>
          <table:table-cell table:number-columns-spanned="6" table:number-rows-spanned="1" table:style-name="ce261"/>
          <table:covered-table-cell table:number-columns-repeated="5" table:style-name="ce261"/>
          <table:covered-table-cell table:number-columns-repeated="4" table:style-name="ce92"/>
          <table:covered-table-cell table:style-name="ce204"/>
          <table:table-cell calcext:value-type="string" office:value-type="string" table:number-columns-spanned="10" table:number-rows-spanned="1" table:style-name="ce122">
            <text:p><text:s/>SL.サブリーダ</text:p>
          </table:table-cell>
          <table:covered-table-cell table:number-columns-repeated="8" table:style-name="ce131"/>
          <table:covered-table-cell table:style-name="ce302"/>
          <table:table-cell table:number-columns-spanned="2" table:number-rows-spanned="1" table:style-name="ce77"/>
          <table:covered-table-cell table:style-name="ce142"/>
          <table:table-cell calcext:value-type="string" office:value-type="string" table:style-name="ce250">
            <text:p>年</text:p>
          </table:table-cell>
          <table:table-cell table:number-columns-spanned="2" table:number-rows-spanned="1" table:style-name="ce248"/>
          <table:covered-table-cell table:style-name="ce142"/>
          <table:table-cell calcext:value-type="string" office:value-type="string" table:number-columns-spanned="3" table:number-rows-spanned="1" table:style-name="ce302">
            <text:p>ヶ月</text:p>
          </table:table-cell>
          <table:covered-table-cell table:style-name="ce131"/>
          <table:covered-table-cell table:style-name="ce302"/>
          <table:table-cell table:style-name="ce4"/>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7"/>
          <table:covered-table-cell table:style-name="ce248"/>
          <table:table-cell calcext:value-type="string" office:value-type="string" table:style-name="ce250">
            <text:p>年</text:p>
          </table:table-cell>
          <table:table-cell table:number-columns-spanned="2" table:number-rows-spanned="1" table:style-name="ce248"/>
          <table:covered-table-cell table:style-name="ce248"/>
          <table:table-cell calcext:value-type="string" office:value-type="string" table:number-columns-spanned="2" table:number-rows-spanned="1" table:style-name="ce250">
            <text:p>ヶ月</text:p>
          </table:table-cell>
          <table:covered-table-cell table:style-name="ce250"/>
          <table:table-cell table:number-columns-spanned="6" table:number-rows-spanned="1" table:style-name="ce261"/>
          <table:covered-table-cell table:number-columns-repeated="5" table:style-name="ce261"/>
          <table:covered-table-cell table:number-columns-repeated="4" table:style-name="ce92"/>
          <table:covered-table-cell table:style-name="ce204"/>
          <table:table-cell calcext:value-type="string" office:value-type="string" table:number-columns-spanned="10" table:number-rows-spanned="1" table:style-name="ce122">
            <text:p><text:s/>T. <text:s/>担当(SE/PG)</text:p>
          </table:table-cell>
          <table:covered-table-cell table:number-columns-repeated="8" table:style-name="ce131"/>
          <table:covered-table-cell table:style-name="ce302"/>
          <table:table-cell table:number-columns-spanned="2" table:number-rows-spanned="1" table:style-name="ce77"/>
          <table:covered-table-cell table:style-name="ce142"/>
          <table:table-cell calcext:value-type="string" office:value-type="string" table:style-name="ce250">
            <text:p>年</text:p>
          </table:table-cell>
          <table:table-cell table:number-columns-spanned="2" table:number-rows-spanned="1" table:style-name="ce248"/>
          <table:covered-table-cell table:style-name="ce142"/>
          <table:table-cell calcext:value-type="string" office:value-type="string" table:number-columns-spanned="3" table:number-rows-spanned="1" table:style-name="ce302">
            <text:p>ヶ月</text:p>
          </table:table-cell>
          <table:covered-table-cell table:style-name="ce131"/>
          <table:covered-table-cell table:style-name="ce302"/>
          <table:table-cell table:style-name="ce157"/>
          <table:table-cell table:number-columns-repeated="976"/>
        </table:table-row>
        <table:table-row table:style-name="ro3">
          <table:covered-table-cell table:style-name="ce6"/>
          <table:covered-table-cell table:number-columns-repeated="3" table:style-name="ce92"/>
          <table:covered-table-cell table:style-name="ce204"/>
          <table:table-cell table:number-columns-spanned="6" table:number-rows-spanned="1" table:style-name="ce52"/>
          <table:covered-table-cell table:number-columns-repeated="4" table:style-name="ce67"/>
          <table:covered-table-cell table:style-name="ce73"/>
          <table:table-cell table:number-columns-spanned="2" table:number-rows-spanned="1" table:style-name="ce78"/>
          <table:covered-table-cell table:style-name="ce249"/>
          <table:table-cell calcext:value-type="string" office:value-type="string" table:style-name="ce251">
            <text:p>年</text:p>
          </table:table-cell>
          <table:table-cell table:number-columns-spanned="2" table:number-rows-spanned="1" table:style-name="ce249"/>
          <table:covered-table-cell table:style-name="ce249"/>
          <table:table-cell calcext:value-type="string" office:value-type="string" table:number-columns-spanned="2" table:number-rows-spanned="1" table:style-name="ce251">
            <text:p>ヶ月</text:p>
          </table:table-cell>
          <table:covered-table-cell table:style-name="ce251"/>
          <table:table-cell table:number-columns-spanned="6" table:number-rows-spanned="1" table:style-name="ce221"/>
          <table:covered-table-cell table:number-columns-repeated="5" table:style-name="ce221"/>
          <table:covered-table-cell table:number-columns-repeated="4" table:style-name="ce92"/>
          <table:covered-table-cell table:style-name="ce204"/>
          <table:table-cell calcext:value-type="string" office:value-type="string" table:number-columns-spanned="10" table:number-rows-spanned="1" table:style-name="ce123">
            <text:p><text:s/>その他</text:p>
          </table:table-cell>
          <table:covered-table-cell table:number-columns-repeated="8" table:style-name="ce132"/>
          <table:covered-table-cell table:style-name="ce303"/>
          <table:table-cell table:number-columns-spanned="2" table:number-rows-spanned="1" table:style-name="ce78"/>
          <table:covered-table-cell table:style-name="ce143"/>
          <table:table-cell calcext:value-type="string" office:value-type="string" table:style-name="ce251">
            <text:p>年</text:p>
          </table:table-cell>
          <table:table-cell table:number-columns-spanned="2" table:number-rows-spanned="1" table:style-name="ce249"/>
          <table:covered-table-cell table:style-name="ce143"/>
          <table:table-cell calcext:value-type="string" office:value-type="string" table:number-columns-spanned="3" table:number-rows-spanned="1" table:style-name="ce303">
            <text:p>ヶ月</text:p>
          </table:table-cell>
          <table:covered-table-cell table:style-name="ce132"/>
          <table:covered-table-cell table:style-name="ce303"/>
          <table:table-cell table:style-name="ce157"/>
          <table:table-cell table:number-columns-repeated="976"/>
        </table:table-row>
        <table:table-row table:style-name="ro3">
          <table:table-cell calcext:value-type="string" office:value-type="string" table:number-columns-spanned="47" table:number-rows-spanned="3" table:style-name="ce9">
            <text:p>コメント：</text:p>
          </table:table-cell>
          <table:covered-table-cell table:number-columns-repeated="45" table:style-name="ce25"/>
          <table:covered-table-cell table:style-name="ce149"/>
          <table:table-cell table:style-name="ce157"/>
          <table:table-cell table:style-name="ce165"/>
          <table:table-cell table:number-columns-repeated="5" table:style-name="ce170"/>
          <table:table-cell table:style-name="ce194"/>
          <table:table-cell table:style-name="ce4"/>
          <table:table-cell table:number-columns-repeated="968"/>
        </table:table-row>
        <table:table-row table:style-name="ro3">
          <table:covered-table-cell table:style-name="ce10"/>
          <table:covered-table-cell table:number-columns-repeated="45" table:style-name="ce58"/>
          <table:covered-table-cell table:style-name="ce150"/>
          <table:table-cell table:style-name="ce157"/>
          <table:table-cell table:style-name="ce165"/>
          <table:table-cell table:number-columns-repeated="5" table:style-name="ce170"/>
          <table:table-cell table:style-name="ce194"/>
          <table:table-cell table:number-columns-repeated="969"/>
        </table:table-row>
        <table:table-row table:style-name="ro3">
          <table:covered-table-cell table:style-name="ce11"/>
          <table:covered-table-cell table:number-columns-repeated="45" table:style-name="ce26"/>
          <table:covered-table-cell table:style-name="ce151"/>
          <table:table-cell table:style-name="ce327"/>
          <table:table-cell table:style-name="ce166"/>
          <table:table-cell table:number-columns-repeated="975"/>
        </table:table-row>
        <table:table-row table:style-name="ro4">
          <table:table-cell calcext:value-type="float" office:value="0" office:value-type="float" table:style-name="ce58">
            <text:p>0</text:p>
          </table:table-cell>
          <table:table-cell calcext:value-type="float" office:value="1" office:value-type="float" table:style-name="ce58">
            <text:p>1</text:p>
          </table:table-cell>
          <table:table-cell calcext:value-type="float" office:value="2" office:value-type="float" table:style-name="ce58">
            <text:p>2</text:p>
          </table:table-cell>
          <table:table-cell calcext:value-type="float" office:value="3" office:value-type="float" table:style-name="ce58">
            <text:p>3</text:p>
          </table:table-cell>
          <table:table-cell calcext:value-type="float" office:value="4" office:value-type="float" table:style-name="ce58">
            <text:p>4</text:p>
          </table:table-cell>
          <table:table-cell calcext:value-type="float" office:value="5" office:value-type="float" table:style-name="ce58">
            <text:p>5</text:p>
          </table:table-cell>
          <table:table-cell calcext:value-type="float" office:value="6" office:value-type="float" table:style-name="ce58">
            <text:p>6</text:p>
          </table:table-cell>
          <table:table-cell calcext:value-type="float" office:value="7" office:value-type="float" table:style-name="ce58">
            <text:p>7</text:p>
          </table:table-cell>
          <table:table-cell calcext:value-type="float" office:value="8" office:value-type="float" table:style-name="ce58">
            <text:p>8</text:p>
          </table:table-cell>
          <table:table-cell calcext:value-type="float" office:value="9" office:value-type="float" table:style-name="ce58">
            <text:p>9</text:p>
          </table:table-cell>
          <table:table-cell calcext:value-type="float" office:value="10" office:value-type="float" table:style-name="ce58">
            <text:p>10</text:p>
          </table:table-cell>
          <table:table-cell calcext:value-type="float" office:value="11" office:value-type="float" table:style-name="ce58">
            <text:p>11</text:p>
          </table:table-cell>
          <table:table-cell calcext:value-type="float" office:value="12" office:value-type="float" table:style-name="ce58">
            <text:p>12</text:p>
          </table:table-cell>
          <table:table-cell calcext:value-type="float" office:value="13" office:value-type="float" table:style-name="ce58">
            <text:p>13</text:p>
          </table:table-cell>
          <table:table-cell calcext:value-type="float" office:value="14" office:value-type="float" table:style-name="ce58">
            <text:p>14</text:p>
          </table:table-cell>
          <table:table-cell calcext:value-type="float" office:value="15" office:value-type="float" table:style-name="ce58">
            <text:p>15</text:p>
          </table:table-cell>
          <table:table-cell calcext:value-type="float" office:value="16" office:value-type="float" table:style-name="ce58">
            <text:p>16</text:p>
          </table:table-cell>
          <table:table-cell calcext:value-type="float" office:value="17" office:value-type="float" table:style-name="ce58">
            <text:p>17</text:p>
          </table:table-cell>
          <table:table-cell calcext:value-type="float" office:value="18" office:value-type="float" table:style-name="ce58">
            <text:p>18</text:p>
          </table:table-cell>
          <table:table-cell calcext:value-type="float" office:value="19" office:value-type="float" table:style-name="ce58">
            <text:p>19</text:p>
          </table:table-cell>
          <table:table-cell calcext:value-type="float" office:value="20" office:value-type="float" table:style-name="ce58">
            <text:p>20</text:p>
          </table:table-cell>
          <table:table-cell calcext:value-type="float" office:value="21" office:value-type="float" table:style-name="ce58">
            <text:p>21</text:p>
          </table:table-cell>
          <table:table-cell calcext:value-type="float" office:value="22" office:value-type="float" table:style-name="ce58">
            <text:p>22</text:p>
          </table:table-cell>
          <table:table-cell calcext:value-type="float" office:value="23" office:value-type="float" table:style-name="ce58">
            <text:p>23</text:p>
          </table:table-cell>
          <table:table-cell calcext:value-type="float" office:value="24" office:value-type="float" table:style-name="ce58">
            <text:p>24</text:p>
          </table:table-cell>
          <table:table-cell calcext:value-type="float" office:value="25" office:value-type="float" table:style-name="ce58">
            <text:p>25</text:p>
          </table:table-cell>
          <table:table-cell calcext:value-type="float" office:value="26" office:value-type="float" table:style-name="ce58">
            <text:p>26</text:p>
          </table:table-cell>
          <table:table-cell calcext:value-type="float" office:value="27" office:value-type="float" table:style-name="ce58">
            <text:p>27</text:p>
          </table:table-cell>
          <table:table-cell calcext:value-type="float" office:value="28" office:value-type="float" table:style-name="ce58">
            <text:p>28</text:p>
          </table:table-cell>
          <table:table-cell calcext:value-type="float" office:value="29" office:value-type="float" table:style-name="ce58">
            <text:p>29</text:p>
          </table:table-cell>
          <table:table-cell calcext:value-type="float" office:value="30" office:value-type="float" table:style-name="ce58">
            <text:p>30</text:p>
          </table:table-cell>
          <table:table-cell calcext:value-type="float" office:value="31" office:value-type="float" table:style-name="ce58">
            <text:p>31</text:p>
          </table:table-cell>
          <table:table-cell calcext:value-type="float" office:value="32" office:value-type="float" table:style-name="ce58">
            <text:p>32</text:p>
          </table:table-cell>
          <table:table-cell calcext:value-type="float" office:value="33" office:value-type="float" table:style-name="ce58">
            <text:p>33</text:p>
          </table:table-cell>
          <table:table-cell calcext:value-type="float" office:value="34" office:value-type="float" table:style-name="ce58">
            <text:p>34</text:p>
          </table:table-cell>
          <table:table-cell calcext:value-type="float" office:value="35" office:value-type="float" table:style-name="ce58">
            <text:p>35</text:p>
          </table:table-cell>
          <table:table-cell calcext:value-type="float" office:value="36" office:value-type="float" table:style-name="ce58">
            <text:p>36</text:p>
          </table:table-cell>
          <table:table-cell calcext:value-type="float" office:value="37" office:value-type="float" table:style-name="ce58">
            <text:p>37</text:p>
          </table:table-cell>
          <table:table-cell calcext:value-type="float" office:value="38" office:value-type="float" table:style-name="ce58">
            <text:p>38</text:p>
          </table:table-cell>
          <table:table-cell calcext:value-type="float" office:value="39" office:value-type="float" table:style-name="ce58">
            <text:p>39</text:p>
          </table:table-cell>
          <table:table-cell calcext:value-type="float" office:value="40" office:value-type="float" table:style-name="ce58">
            <text:p>40</text:p>
          </table:table-cell>
          <table:table-cell calcext:value-type="float" office:value="41" office:value-type="float" table:style-name="ce58">
            <text:p>41</text:p>
          </table:table-cell>
          <table:table-cell calcext:value-type="float" office:value="42" office:value-type="float" table:style-name="ce58">
            <text:p>42</text:p>
          </table:table-cell>
          <table:table-cell calcext:value-type="float" office:value="43" office:value-type="float" table:style-name="ce58">
            <text:p>43</text:p>
          </table:table-cell>
          <table:table-cell calcext:value-type="float" office:value="44" office:value-type="float" table:style-name="ce58">
            <text:p>44</text:p>
          </table:table-cell>
          <table:table-cell calcext:value-type="float" office:value="45" office:value-type="float" table:style-name="ce58">
            <text:p>45</text:p>
          </table:table-cell>
          <table:table-cell calcext:value-type="float" office:value="46" office:value-type="float" table:style-name="ce58">
            <text:p>46</text:p>
          </table:table-cell>
          <table:table-cell calcext:value-type="float" office:value="47" office:value-type="float" table:style-name="ce328">
            <text:p>47</text:p>
          </table:table-cell>
          <table:table-cell table:number-columns-repeated="976"/>
        </table:table-row>
        <table:table-row table:style-name="ro3">
          <table:table-cell calcext:value-type="string" office:value-type="string" table:number-columns-spanned="47" table:number-rows-spanned="1" table:style-name="ce13">
            <text:p>　作業工程：　BI.要件定義　BD.基本設計　FD.機能設計　DD.詳細設計　MUT.製造/単体テスト ST.結合 PT.総合テスト　OP運用(オペレーション)</text:p>
          </table:table-cell>
          <table:covered-table-cell table:number-columns-repeated="45" table:style-name="ce27"/>
          <table:covered-table-cell table:style-name="ce152"/>
          <table:table-cell table:style-name="ce329"/>
          <table:table-cell/>
          <table:table-cell table:number-columns-repeated="5" table:style-name="ce170"/>
          <table:table-cell table:style-name="ce195"/>
          <table:table-cell table:number-columns-repeated="969"/>
        </table:table-row>
        <table:table-row table:style-name="ro3">
          <table:table-cell calcext:value-type="string" office:value-type="string" table:number-columns-spanned="47" table:number-rows-spanned="1" table:style-name="ce14">
            <text:p>　担当：　PM.プロジェクトマネージャ　PL.プロジェクトリーダ　SL.サブリーダ　T.担当（SE/PG）　O.その他</text:p>
          </table:table-cell>
          <table:covered-table-cell table:number-columns-repeated="45" table:style-name="ce117"/>
          <table:covered-table-cell table:style-name="ce153"/>
          <table:table-cell table:style-name="ce329"/>
          <table:table-cell/>
          <table:table-cell table:number-columns-repeated="5" table:style-name="ce170"/>
          <table:table-cell table:style-name="ce195"/>
          <table:table-cell table:number-columns-repeated="969"/>
        </table:table-row>
        <table:table-row table:style-name="ro3">
          <table:table-cell calcext:value-type="string" office:value-type="string" table:number-columns-spanned="47" table:number-rows-spanned="1" table:style-name="ce15">
            <text:p>　プロジェクト規模：　L.25人(1年以上)　M.6～25人(3カ月～1年未満)　S.5人(3カ月以下)</text:p>
          </table:table-cell>
          <table:covered-table-cell table:number-columns-repeated="45" table:style-name="ce29"/>
          <table:covered-table-cell table:style-name="ce154"/>
          <table:table-cell table:style-name="ce329"/>
          <table:table-cell table:number-columns-repeated="976"/>
        </table:table-row>
        <table:table-header-rows>
          <table:table-row table:style-name="ro3">
            <table:table-cell calcext:value-type="string" office:value-type="string" table:number-columns-spanned="1" table:number-rows-spanned="3" table:style-name="ce16">
              <text:p>No</text:p>
            </table:table-cell>
            <table:table-cell calcext:value-type="string" office:value-type="string" table:number-columns-spanned="4" table:number-rows-spanned="1" table:style-name="ce124">
              <text:p>作業開始</text:p>
            </table:table-cell>
            <table:covered-table-cell table:number-columns-repeated="2" table:style-name="ce37"/>
            <table:covered-table-cell table:style-name="ce124"/>
            <table:table-cell calcext:value-type="string" office:value-type="string" table:number-columns-spanned="15" table:number-rows-spanned="1" table:style-name="ce53">
              <text:p>業　　　務　　　名</text:p>
            </table:table-cell>
            <table:covered-table-cell table:number-columns-repeated="13" table:style-name="ce68"/>
            <table:covered-table-cell table:style-name="ce96"/>
            <table:table-cell calcext:value-type="string" office:value-type="string" table:content-validation-name="val3" table:style-name="ce267">
              <text:p>BI</text:p>
            </table:table-cell>
            <table:table-cell calcext:value-type="string" office:value-type="string" table:style-name="ce267">
              <text:p>BD</text:p>
            </table:table-cell>
            <table:table-cell calcext:value-type="string" office:value-type="string" table:style-name="ce267">
              <text:p>FD</text:p>
            </table:table-cell>
            <table:table-cell calcext:value-type="string" office:value-type="string" table:style-name="ce267">
              <text:p>DD</text:p>
            </table:table-cell>
            <table:table-cell calcext:value-type="string" office:value-type="string" table:style-name="ce267">
              <text:p>MUT</text:p>
            </table:table-cell>
            <table:table-cell calcext:value-type="string" office:value-type="string" table:style-name="ce267">
              <text:p>ST</text:p>
            </table:table-cell>
            <table:table-cell calcext:value-type="string" office:value-type="string" table:style-name="ce267">
              <text:p>PT</text:p>
            </table:table-cell>
            <table:table-cell calcext:value-type="string" office:value-type="string" table:style-name="ce267">
              <text:p>OP</text:p>
            </table:table-cell>
            <table:table-cell calcext:value-type="string" office:value-type="string" table:style-name="ce267">
              <text:p>他</text:p>
            </table:table-cell>
            <table:table-cell calcext:value-type="string" office:value-type="string" table:number-columns-spanned="8" table:number-rows-spanned="3" table:style-name="ce291">
              <text:p>OS/DB/AP</text:p>
            </table:table-cell>
            <table:covered-table-cell table:number-columns-repeated="6" table:style-name="ce285"/>
            <table:covered-table-cell table:style-name="ce300"/>
            <table:table-cell calcext:value-type="string" office:value-type="string" table:number-columns-spanned="10" table:number-rows-spanned="3" table:style-name="ce291">
              <text:p>使用言語/FW/他</text:p>
            </table:table-cell>
            <table:covered-table-cell table:number-columns-repeated="9" table:style-name="ce291"/>
            <table:table-cell table:style-name="ce329"/>
            <table:table-cell table:number-columns-spanned="1" table:number-rows-spanned="3" table:style-name="ce338"/>
            <table:table-cell calcext:value-type="string" office:value-type="string" table:number-columns-spanned="1" table:number-rows-spanned="3" table:style-name="ce171">
              <text:p>Java</text:p>
            </table:table-cell>
            <table:table-cell calcext:value-type="string" office:value-type="string" table:number-columns-spanned="1" table:number-rows-spanned="3" table:style-name="ce171">
              <text:p>PHP</text:p>
            </table:table-cell>
            <table:table-cell calcext:value-type="string" office:value-type="string" table:number-columns-spanned="1" table:number-rows-spanned="3" table:style-name="ce171">
              <text:p>SQL</text:p>
            </table:table-cell>
            <table:table-cell table:number-columns-spanned="1" table:number-rows-spanned="3" table:style-name="ce171"/>
            <table:table-cell table:number-columns-spanned="1" table:number-rows-spanned="3" table:style-name="ce187"/>
            <table:table-cell table:number-columns-repeated="970"/>
          </table:table-row>
          <table:table-row table:style-name="ro3">
            <table:covered-table-cell table:style-name="ce17"/>
            <table:table-cell calcext:value-type="string" office:value-type="string" table:number-columns-spanned="4" table:number-rows-spanned="1" table:style-name="ce125">
              <text:p>～作業終了</text:p>
            </table:table-cell>
            <table:covered-table-cell table:number-columns-repeated="2" table:style-name="ce38"/>
            <table:covered-table-cell table:style-name="ce125"/>
            <table:table-cell calcext:value-type="string" office:value-type="string" table:number-columns-spanned="15" table:number-rows-spanned="2" table:style-name="ce221">
              <text:p>作　　　業　　　概　　　要</text:p>
            </table:table-cell>
            <table:covered-table-cell table:number-columns-repeated="13" table:style-name="ce69"/>
            <table:covered-table-cell table:style-name="ce97"/>
            <table:table-cell calcext:value-type="string" office:value-type="string" table:number-columns-spanned="3" table:number-rows-spanned="2" table:style-name="ce101">
              <text:p>担当</text:p>
            </table:table-cell>
            <table:covered-table-cell table:style-name="ce107"/>
            <table:covered-table-cell table:style-name="ce110"/>
            <table:table-cell calcext:value-type="string" office:value-type="string" table:number-columns-spanned="3" table:number-rows-spanned="2" table:style-name="ce101">
              <text:p>規模</text:p>
            </table:table-cell>
            <table:covered-table-cell table:style-name="ce107"/>
            <table:covered-table-cell table:style-name="ce110"/>
            <table:table-cell calcext:value-type="string" office:value-type="string" table:number-columns-spanned="3" table:number-rows-spanned="2" table:style-name="ce284">
              <text:p>人数</text:p>
            </table:table-cell>
            <table:covered-table-cell table:number-columns-repeated="2" table:style-name="ce285"/>
            <table:covered-table-cell table:style-name="ce284"/>
            <table:covered-table-cell table:number-columns-repeated="6" table:style-name="ce285"/>
            <table:covered-table-cell table:style-name="ce300"/>
            <table:covered-table-cell table:number-columns-repeated="10" table:style-name="ce291"/>
            <table:table-cell table:style-name="ce330"/>
            <table:covered-table-cell table:style-name="ce338"/>
            <table:covered-table-cell table:number-columns-repeated="4" table:style-name="ce172"/>
            <table:covered-table-cell table:style-name="ce188"/>
            <table:table-cell table:number-columns-repeated="970"/>
          </table:table-row>
          <table:table-row table:style-name="ro3">
            <table:covered-table-cell table:style-name="ce17"/>
            <table:table-cell calcext:value-type="string" office:value-type="string" table:number-columns-spanned="4" table:number-rows-spanned="1" table:style-name="ce126">
              <text:p>作業期間</text:p>
            </table:table-cell>
            <table:covered-table-cell table:number-columns-repeated="2" table:style-name="ce39"/>
            <table:covered-table-cell table:style-name="ce126"/>
            <table:covered-table-cell table:style-name="ce55"/>
            <table:covered-table-cell table:number-columns-repeated="13" table:style-name="ce70"/>
            <table:covered-table-cell table:style-name="ce98"/>
            <table:covered-table-cell table:style-name="ce102"/>
            <table:covered-table-cell table:style-name="ce108"/>
            <table:covered-table-cell table:style-name="ce111"/>
            <table:covered-table-cell table:style-name="ce102"/>
            <table:covered-table-cell table:style-name="ce108"/>
            <table:covered-table-cell table:style-name="ce111"/>
            <table:covered-table-cell table:style-name="ce284"/>
            <table:covered-table-cell table:number-columns-repeated="2" table:style-name="ce285"/>
            <table:covered-table-cell table:style-name="ce284"/>
            <table:covered-table-cell table:number-columns-repeated="6" table:style-name="ce285"/>
            <table:covered-table-cell table:style-name="ce300"/>
            <table:covered-table-cell table:number-columns-repeated="10" table:style-name="ce291"/>
            <table:table-cell table:style-name="ce330"/>
            <table:covered-table-cell table:style-name="ce338"/>
            <table:covered-table-cell table:number-columns-repeated="4" table:style-name="ce173"/>
            <table:covered-table-cell table:style-name="ce189"/>
            <table:table-cell table:number-columns-repeated="970"/>
          </table:table-row>
        </table:table-header-rows>
        <table:table-row table:style-name="ro6">
          <table:table-cell calcext:value-type="float" office:string-value="1" office:value="1" office:value-type="string" table:formula="of:=(ROW()-20)/4" table:number-columns-spanned="1" table:number-rows-spanned="4" table:style-name="ce18">
            <text:p>1</text:p>
          </table:table-cell>
          <table:table-cell table:formula="of:=IF([.AV24]=0;&quot;&quot;;DATEVALUE([.AV24]))"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3">
            <text:p>String title</text:p>
          </table:table-cell>
          <table:covered-table-cell table:number-columns-repeated="14" table:style-name="ce223"/>
          <table:table-cell table:style-name="ce103"/>
          <table:table-cell table:number-columns-repeated="8"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24]));&quot;&quot;;&quot;○&quot;))" table:style-name="ce174">
            <text:p>#VALUE!</text:p>
          </table:table-cell>
          <table:table-cell calcext:value-type="error" office:string-value="" office:value-type="string" table:formula="of:=IF(COUNTBLANK([.$AY$21])&gt;0;&quot;&quot;;IF(NOT(SKILLCHECK([.$AY$21];[.$AL24]));&quot;&quot;;&quot;○&quot;))" table:style-name="ce178">
            <text:p>#VALUE!</text:p>
          </table:table-cell>
          <table:table-cell calcext:value-type="error" office:string-value="" office:value-type="string" table:formula="of:=IF(COUNTBLANK([.$AZ$21])&gt;0;&quot;&quot;;IF(NOT(SKILLCHECK([.$AZ$21];[.$AL24]));&quot;&quot;;&quot;○&quot;))" table:style-name="ce178">
            <text:p>#VALUE!</text:p>
          </table:table-cell>
          <table:table-cell table:formula="of:=IF(COUNTBLANK([.$BA$21])&gt;0;&quot;&quot;;IF(NOT(SKILLCHECK([.$BA$21];[.$AL24]));&quot;&quot;;&quot;○&quot;))" table:style-name="ce178">
            <text:p/>
          </table:table-cell>
          <table:table-cell table:formula="of:=IF(COUNTBLANK([.$BB$21])&gt;0;&quot;&quot;;IF(NOT(SKILLCHECK([.$BB$21];[.$AL24]));&quot;&quot;;&quot;○&quot;))" table:style-name="ce190">
            <text:p/>
          </table:table-cell>
          <table:table-cell table:number-columns-repeated="970"/>
        </table:table-row>
        <table:table-row table:style-name="ro6">
          <table:covered-table-cell table:style-name="ce17"/>
          <table:table-cell table:formula="of:=IF([.AV25]=0;&quot;&quot;;DATEVALUE([.AV25]))" table:number-columns-spanned="4" table:number-rows-spanned="1" table:style-name="ce134">
            <text:p/>
          </table:table-cell>
          <table:covered-table-cell table:number-columns-repeated="3" table:style-name="ce134"/>
          <table:table-cell table:formula="of:=JIS([.AV26])"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25]);&quot;&quot;;IF([.AA25]&lt;5;&quot;S&quot;;IF([.AA25]&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24]=0;&quot;&quot;;IF([.AV25]=0;QUOTIENT(DATEDIF(DATEVALUE([.B2]);TODAY();&quot;M&quot;)+1;12)&amp;&quot;年&quot;&amp;MOD(DATEDIF(DATEVALUE([.AV24]);TODAY();&quot;M&quot;)+1;12)&amp;&quot;ヶ月&quot;;QUOTIENT(DATEDIF(DATEVALUE([.AV24]);DATEVALUE([.AV25]);&quot;M&quot;)+1;12)&amp;&quot;年&quot;&amp;MOD(DATEDIF(DATEVALUE([.AV24]);DATEVALUE([.AV25]);&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ああああああああああ" office:value-type="string" table:style-name="ce331">
            <text:p>ああああああああああ</text:p>
          </table:table-cell>
          <table:table-cell table:style-name="ce168"/>
          <table:table-cell table:style-name="ce175"/>
          <table:table-cell table:number-columns-repeated="3" table:style-name="ce179"/>
          <table:table-cell table:style-name="ce191"/>
          <table:table-cell table:number-columns-repeated="970"/>
        </table:table-row>
        <table:table-row table:style-name="ro5">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2" office:value="2" office:value-type="string" table:formula="of:=(ROW()-20)/4" table:number-columns-spanned="1" table:number-rows-spanned="4" table:style-name="ce18">
            <text:p>2</text:p>
          </table:table-cell>
          <table:table-cell table:formula="of:=IF([.AV28]=0;&quot;&quot;;DATEVALUE([.AV28]))"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6" table:style-name="ce109"/>
          <table:table-cell table:number-columns-repeated="2"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28]));&quot;&quot;;&quot;○&quot;))" table:style-name="ce177">
            <text:p>#VALUE!</text:p>
          </table:table-cell>
          <table:table-cell calcext:value-type="error" office:string-value="" office:value-type="string" table:formula="of:=IF(COUNTBLANK([.$AY$21])&gt;0;&quot;&quot;;IF(NOT(SKILLCHECK([.$AY$21];[.$AL28]));&quot;&quot;;&quot;○&quot;))" table:style-name="ce181">
            <text:p>#VALUE!</text:p>
          </table:table-cell>
          <table:table-cell calcext:value-type="error" office:string-value="" office:value-type="string" table:formula="of:=IF(COUNTBLANK([.$AZ$21])&gt;0;&quot;&quot;;IF(NOT(SKILLCHECK([.$AZ$21];[.$AL28]));&quot;&quot;;&quot;○&quot;))" table:style-name="ce181">
            <text:p>#VALUE!</text:p>
          </table:table-cell>
          <table:table-cell table:formula="of:=IF(COUNTBLANK([.$BA$21])&gt;0;&quot;&quot;;IF(NOT(SKILLCHECK([.$BA$21];[.$AL28]));&quot;&quot;;&quot;○&quot;))" table:style-name="ce181">
            <text:p/>
          </table:table-cell>
          <table:table-cell table:formula="of:=IF(COUNTBLANK([.$BB$21])&gt;0;&quot;&quot;;IF(NOT(SKILLCHECK([.$BB$21];[.$AL28]));&quot;&quot;;&quot;○&quot;))" table:style-name="ce193">
            <text:p/>
          </table:table-cell>
          <table:table-cell table:number-columns-repeated="970"/>
        </table:table-row>
        <table:table-row table:style-name="ro6">
          <table:covered-table-cell table:style-name="ce17"/>
          <table:table-cell table:formula="of:=IF([.AV29]=0;&quot;&quot;;DATEVALUE([.AV29]))" table:number-columns-spanned="4" table:number-rows-spanned="1" table:style-name="ce134">
            <text:p/>
          </table:table-cell>
          <table:covered-table-cell table:number-columns-repeated="3" table:style-name="ce134"/>
          <table:table-cell table:formula="of:=JIS([.AV30])"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29]);&quot;&quot;;IF([.AA29]&lt;5;&quot;S&quot;;IF([.AA29]&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28]=0;&quot;&quot;;IF([.AV29]=0;QUOTIENT(DATEDIF(DATEVALUE([.B6]);TODAY();&quot;M&quot;)+1;12)&amp;&quot;年&quot;&amp;MOD(DATEDIF(DATEVALUE([.AV28]);TODAY();&quot;M&quot;)+1;12)&amp;&quot;ヶ月&quot;;QUOTIENT(DATEDIF(DATEVALUE([.AV28]);DATEVALUE([.AV29]);&quot;M&quot;)+1;12)&amp;&quot;年&quot;&amp;MOD(DATEDIF(DATEVALUE([.AV28]);DATEVALUE([.AV29]);&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あああああああああああああああああああ" office:value-type="string" table:style-name="ce331">
            <text:p>あああああああああああああああああああ</text:p>
          </table:table-cell>
          <table:table-cell table:style-name="ce168"/>
          <table:table-cell table:style-name="ce175"/>
          <table:table-cell table:number-columns-repeated="3" table:style-name="ce179"/>
          <table:table-cell table:style-name="ce191"/>
          <table:table-cell table:number-columns-repeated="970"/>
        </table:table-row>
        <table:table-row table:style-name="ro5">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3" office:value="3" office:value-type="string" table:formula="of:=(ROW()-20)/4" table:number-columns-spanned="1" table:number-rows-spanned="4" table:style-name="ce18">
            <text:p>3</text:p>
          </table:table-cell>
          <table:table-cell table:formula="of:=IF([.AV32]=0;&quot;&quot;;DATEVALUE([.AV32]))"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2" table:style-name="ce109"/>
          <table:table-cell table:style-name="ce105"/>
          <table:table-cell table:number-columns-repeated="3" table:style-name="ce109"/>
          <table:table-cell table:number-columns-repeated="2"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32]));&quot;&quot;;&quot;○&quot;))" table:style-name="ce177">
            <text:p>#VALUE!</text:p>
          </table:table-cell>
          <table:table-cell calcext:value-type="error" office:string-value="" office:value-type="string" table:formula="of:=IF(COUNTBLANK([.$AY$21])&gt;0;&quot;&quot;;IF(NOT(SKILLCHECK([.$AY$21];[.$AL32]));&quot;&quot;;&quot;○&quot;))" table:style-name="ce181">
            <text:p>#VALUE!</text:p>
          </table:table-cell>
          <table:table-cell calcext:value-type="error" office:string-value="" office:value-type="string" table:formula="of:=IF(COUNTBLANK([.$AZ$21])&gt;0;&quot;&quot;;IF(NOT(SKILLCHECK([.$AZ$21];[.$AL32]));&quot;&quot;;&quot;○&quot;))" table:style-name="ce181">
            <text:p>#VALUE!</text:p>
          </table:table-cell>
          <table:table-cell table:formula="of:=IF(COUNTBLANK([.$BA$21])&gt;0;&quot;&quot;;IF(NOT(SKILLCHECK([.$BA$21];[.$AL32]));&quot;&quot;;&quot;○&quot;))" table:style-name="ce181">
            <text:p/>
          </table:table-cell>
          <table:table-cell table:formula="of:=IF(COUNTBLANK([.$BB$21])&gt;0;&quot;&quot;;IF(NOT(SKILLCHECK([.$BB$21];[.$AL32]));&quot;&quot;;&quot;○&quot;))" table:style-name="ce193">
            <text:p/>
          </table:table-cell>
          <table:table-cell table:number-columns-repeated="970"/>
        </table:table-row>
        <table:table-row table:style-name="ro6">
          <table:covered-table-cell table:style-name="ce17"/>
          <table:table-cell table:formula="of:=IF([.AV33]=0;&quot;&quot;;DATEVALUE([.AV33]))" table:number-columns-spanned="4" table:number-rows-spanned="1" table:style-name="ce134">
            <text:p/>
          </table:table-cell>
          <table:covered-table-cell table:number-columns-repeated="3" table:style-name="ce134"/>
          <table:table-cell table:formula="of:=JIS([.AV34])"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33]);&quot;&quot;;IF([.AA33]&lt;5;&quot;S&quot;;IF([.AA33]&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32]=0;&quot;&quot;;IF([.AV33]=0;QUOTIENT(DATEDIF(DATEVALUE([.B10]);TODAY();&quot;M&quot;)+1;12)&amp;&quot;年&quot;&amp;MOD(DATEDIF(DATEVALUE([.AV32]);TODAY();&quot;M&quot;)+1;12)&amp;&quot;ヶ月&quot;;QUOTIENT(DATEDIF(DATEVALUE([.AV32]);DATEVALUE([.AV33]);&quot;M&quot;)+1;12)&amp;&quot;年&quot;&amp;MOD(DATEDIF(DATEVALUE([.AV32]);DATEVALUE([.AV33]);&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StrinStrinStrinStrinStrinStrinStri" office:value-type="string" table:style-name="ce331">
            <text:p>StrinStrinStrinStrinStrinStrinStrinStri</text:p>
          </table:table-cell>
          <table:table-cell table:style-name="ce168"/>
          <table:table-cell table:style-name="ce175"/>
          <table:table-cell table:number-columns-repeated="3" table:style-name="ce179"/>
          <table:table-cell table:style-name="ce191"/>
          <table:table-cell table:number-columns-repeated="970"/>
        </table:table-row>
        <table:table-row table:style-name="ro5">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4" office:value="4" office:value-type="string" table:formula="of:=(ROW()-20)/4" table:number-columns-spanned="1" table:number-rows-spanned="4" table:style-name="ce18">
            <text:p>4</text:p>
          </table:table-cell>
          <table:table-cell table:formula="of:=IF([.AV36]=0;&quot;&quot;;DATEVALUE([.AV36]))"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8" table:style-name="ce105"/>
          <table:table-cell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36]));&quot;&quot;;&quot;○&quot;))" table:style-name="ce177">
            <text:p>#VALUE!</text:p>
          </table:table-cell>
          <table:table-cell calcext:value-type="error" office:string-value="" office:value-type="string" table:formula="of:=IF(COUNTBLANK([.$AY$21])&gt;0;&quot;&quot;;IF(NOT(SKILLCHECK([.$AY$21];[.$AL36]));&quot;&quot;;&quot;○&quot;))" table:style-name="ce181">
            <text:p>#VALUE!</text:p>
          </table:table-cell>
          <table:table-cell calcext:value-type="error" office:string-value="" office:value-type="string" table:formula="of:=IF(COUNTBLANK([.$AZ$21])&gt;0;&quot;&quot;;IF(NOT(SKILLCHECK([.$AZ$21];[.$AL36]));&quot;&quot;;&quot;○&quot;))" table:style-name="ce181">
            <text:p>#VALUE!</text:p>
          </table:table-cell>
          <table:table-cell table:formula="of:=IF(COUNTBLANK([.$BA$21])&gt;0;&quot;&quot;;IF(NOT(SKILLCHECK([.$BA$21];[.$AL36]));&quot;&quot;;&quot;○&quot;))" table:style-name="ce181">
            <text:p/>
          </table:table-cell>
          <table:table-cell table:formula="of:=IF(COUNTBLANK([.$BB$21])&gt;0;&quot;&quot;;IF(NOT(SKILLCHECK([.$BB$21];[.$AL36]));&quot;&quot;;&quot;○&quot;))" table:style-name="ce193">
            <text:p/>
          </table:table-cell>
          <table:table-cell table:number-columns-repeated="970"/>
        </table:table-row>
        <table:table-row table:style-name="ro6">
          <table:covered-table-cell table:style-name="ce17"/>
          <table:table-cell table:formula="of:=IF([.AV37]=0;&quot;&quot;;DATEVALUE([.AV37]))" table:number-columns-spanned="4" table:number-rows-spanned="1" table:style-name="ce134">
            <text:p/>
          </table:table-cell>
          <table:covered-table-cell table:number-columns-repeated="3" table:style-name="ce134"/>
          <table:table-cell table:formula="of:=JIS([.AV38])"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37]);&quot;&quot;;IF([.AA37]&lt;5;&quot;S&quot;;IF([.AA37]&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36]=0;&quot;&quot;;IF([.AV37]=0;QUOTIENT(DATEDIF(DATEVALUE([.B14]);TODAY();&quot;M&quot;)+1;12)&amp;&quot;年&quot;&amp;MOD(DATEDIF(DATEVALUE([.AV36]);TODAY();&quot;M&quot;)+1;12)&amp;&quot;ヶ月&quot;;QUOTIENT(DATEDIF(DATEVALUE([.AV36]);DATEVALUE([.AV37]);&quot;M&quot;)+1;12)&amp;&quot;年&quot;&amp;MOD(DATEDIF(DATEVALUE([.AV36]);DATEVALUE([.AV37]);&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StringStringStringString" office:value-type="string" table:style-name="ce331">
            <text:p>StringStringStringStringString</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5" office:value="5" office:value-type="string" table:formula="of:=(ROW()-20)/4" table:number-columns-spanned="1" table:number-rows-spanned="4" table:style-name="ce18">
            <text:p>5</text:p>
          </table:table-cell>
          <table:table-cell table:formula="of:=IF([.AV40]=0;&quot;&quot;;DATEVALUE([.AV40]))"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3" table:style-name="ce105"/>
          <table:table-cell table:number-columns-repeated="5" table:style-name="ce109"/>
          <table:table-cell office:string-value="String&#10;platforms&#10;s&#10;s&#10;sd&#10;j&#10;j&#10;j&#10;j" office:value-type="string" table:number-columns-spanned="8" table:number-rows-spanned="4" table:style-name="ce292">
            <text:p>String<text:line-break/>platforms<text:line-break/>s<text:line-break/>s<text:line-break/>sd<text:line-break/>j<text:line-break/>j<text:line-break/>j<text:line-break/>j</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40]));&quot;&quot;;&quot;○&quot;))" table:style-name="ce177">
            <text:p>#VALUE!</text:p>
          </table:table-cell>
          <table:table-cell calcext:value-type="error" office:string-value="" office:value-type="string" table:formula="of:=IF(COUNTBLANK([.$AY$21])&gt;0;&quot;&quot;;IF(NOT(SKILLCHECK([.$AY$21];[.$AL40]));&quot;&quot;;&quot;○&quot;))" table:style-name="ce181">
            <text:p>#VALUE!</text:p>
          </table:table-cell>
          <table:table-cell calcext:value-type="error" office:string-value="" office:value-type="string" table:formula="of:=IF(COUNTBLANK([.$AZ$21])&gt;0;&quot;&quot;;IF(NOT(SKILLCHECK([.$AZ$21];[.$AL40]));&quot;&quot;;&quot;○&quot;))" table:style-name="ce181">
            <text:p>#VALUE!</text:p>
          </table:table-cell>
          <table:table-cell table:formula="of:=IF(COUNTBLANK([.$BA$21])&gt;0;&quot;&quot;;IF(NOT(SKILLCHECK([.$BA$21];[.$AL40]));&quot;&quot;;&quot;○&quot;))" table:style-name="ce181">
            <text:p/>
          </table:table-cell>
          <table:table-cell table:formula="of:=IF(COUNTBLANK([.$BB$21])&gt;0;&quot;&quot;;IF(NOT(SKILLCHECK([.$BB$21];[.$AL40]));&quot;&quot;;&quot;○&quot;))" table:style-name="ce193">
            <text:p/>
          </table:table-cell>
          <table:table-cell table:number-columns-repeated="970"/>
        </table:table-row>
        <table:table-row table:style-name="ro6">
          <table:covered-table-cell table:style-name="ce17"/>
          <table:table-cell table:formula="of:=IF([.AV41]=0;&quot;&quot;;DATEVALUE([.AV41]))" table:number-columns-spanned="4" table:number-rows-spanned="1" table:style-name="ce134">
            <text:p/>
          </table:table-cell>
          <table:covered-table-cell table:number-columns-repeated="3" table:style-name="ce134"/>
          <table:table-cell table:formula="of:=JIS([.AV42])"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41]);&quot;&quot;;IF([.AA41]&lt;5;&quot;S&quot;;IF([.AA41]&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40]=0;&quot;&quot;;IF([.AV41]=0;QUOTIENT(DATEDIF(DATEVALUE([.B18]);TODAY();&quot;M&quot;)+1;12)&amp;&quot;年&quot;&amp;MOD(DATEDIF(DATEVALUE([.AV40]);TODAY();&quot;M&quot;)+1;12)&amp;&quot;ヶ月&quot;;QUOTIENT(DATEDIF(DATEVALUE([.AV40]);DATEVALUE([.AV41]);&quot;M&quot;)+1;12)&amp;&quot;年&quot;&amp;MOD(DATEDIF(DATEVALUE([.AV40]);DATEVALUE([.AV41]);&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abd4f4d">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6" office:value="6" office:value-type="string" table:formula="of:=(ROW()-20)/4" table:number-columns-spanned="1" table:number-rows-spanned="4" table:style-name="ce18">
            <text:p>6</text:p>
          </table:table-cell>
          <table:table-cell table:formula="of:=IF([.AV44]=0;&quot;&quot;;DATEVALUE([.AV44]))"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7" table:style-name="ce105"/>
          <table:table-cell table:number-columns-repeated="2"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44]));&quot;&quot;;&quot;○&quot;))" table:style-name="ce177">
            <text:p>#VALUE!</text:p>
          </table:table-cell>
          <table:table-cell calcext:value-type="error" office:string-value="" office:value-type="string" table:formula="of:=IF(COUNTBLANK([.$AY$21])&gt;0;&quot;&quot;;IF(NOT(SKILLCHECK([.$AY$21];[.$AL44]));&quot;&quot;;&quot;○&quot;))" table:style-name="ce181">
            <text:p>#VALUE!</text:p>
          </table:table-cell>
          <table:table-cell calcext:value-type="error" office:string-value="" office:value-type="string" table:formula="of:=IF(COUNTBLANK([.$AZ$21])&gt;0;&quot;&quot;;IF(NOT(SKILLCHECK([.$AZ$21];[.$AL44]));&quot;&quot;;&quot;○&quot;))" table:style-name="ce181">
            <text:p>#VALUE!</text:p>
          </table:table-cell>
          <table:table-cell table:formula="of:=IF(COUNTBLANK([.$BA$21])&gt;0;&quot;&quot;;IF(NOT(SKILLCHECK([.$BA$21];[.$AL44]));&quot;&quot;;&quot;○&quot;))" table:style-name="ce181">
            <text:p/>
          </table:table-cell>
          <table:table-cell table:formula="of:=IF(COUNTBLANK([.$BB$21])&gt;0;&quot;&quot;;IF(NOT(SKILLCHECK([.$BB$21];[.$AL44]));&quot;&quot;;&quot;○&quot;))" table:style-name="ce193">
            <text:p/>
          </table:table-cell>
          <table:table-cell table:number-columns-repeated="970"/>
        </table:table-row>
        <table:table-row table:style-name="ro6">
          <table:covered-table-cell table:style-name="ce17"/>
          <table:table-cell table:formula="of:=IF([.AV45]=0;&quot;&quot;;DATEVALUE([.AV45]))" table:number-columns-spanned="4" table:number-rows-spanned="1" table:style-name="ce134">
            <text:p/>
          </table:table-cell>
          <table:covered-table-cell table:number-columns-repeated="3" table:style-name="ce134"/>
          <table:table-cell table:formula="of:=JIS([.AV46])"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45]);&quot;&quot;;IF([.AA45]&lt;5;&quot;S&quot;;IF([.AA45]&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44]=0;&quot;&quot;;IF([.AV45]=0;QUOTIENT(DATEDIF(DATEVALUE([.B22]);TODAY();&quot;M&quot;)+1;12)&amp;&quot;年&quot;&amp;MOD(DATEDIF(DATEVALUE([.AV44]);TODAY();&quot;M&quot;)+1;12)&amp;&quot;ヶ月&quot;;QUOTIENT(DATEDIF(DATEVALUE([.AV44]);DATEVALUE([.AV45]);&quot;M&quot;)+1;12)&amp;&quot;年&quot;&amp;MOD(DATEDIF(DATEVALUE([.AV44]);DATEVALUE([.AV45]);&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7">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7" office:value="7" office:value-type="string" table:formula="of:=(ROW()-20)/4" table:number-columns-spanned="1" table:number-rows-spanned="4" table:style-name="ce18">
            <text:p>7</text:p>
          </table:table-cell>
          <table:table-cell table:formula="of:=IF([.AV48]=0;&quot;&quot;;DATEVALUE([.AV48]))"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5"/>
          <table:table-cell table:number-columns-repeated="7" table:style-name="ce109"/>
          <table:table-cell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48]));&quot;&quot;;&quot;○&quot;))" table:style-name="ce177">
            <text:p>#VALUE!</text:p>
          </table:table-cell>
          <table:table-cell calcext:value-type="error" office:string-value="" office:value-type="string" table:formula="of:=IF(COUNTBLANK([.$AY$21])&gt;0;&quot;&quot;;IF(NOT(SKILLCHECK([.$AY$21];[.$AL48]));&quot;&quot;;&quot;○&quot;))" table:style-name="ce181">
            <text:p>#VALUE!</text:p>
          </table:table-cell>
          <table:table-cell calcext:value-type="error" office:string-value="" office:value-type="string" table:formula="of:=IF(COUNTBLANK([.$AZ$21])&gt;0;&quot;&quot;;IF(NOT(SKILLCHECK([.$AZ$21];[.$AL48]));&quot;&quot;;&quot;○&quot;))" table:style-name="ce181">
            <text:p>#VALUE!</text:p>
          </table:table-cell>
          <table:table-cell table:formula="of:=IF(COUNTBLANK([.$BA$21])&gt;0;&quot;&quot;;IF(NOT(SKILLCHECK([.$BA$21];[.$AL48]));&quot;&quot;;&quot;○&quot;))" table:style-name="ce181">
            <text:p/>
          </table:table-cell>
          <table:table-cell table:formula="of:=IF(COUNTBLANK([.$BB$21])&gt;0;&quot;&quot;;IF(NOT(SKILLCHECK([.$BB$21];[.$AL48]));&quot;&quot;;&quot;○&quot;))" table:style-name="ce193">
            <text:p/>
          </table:table-cell>
          <table:table-cell table:number-columns-repeated="970"/>
        </table:table-row>
        <table:table-row table:style-name="ro6">
          <table:covered-table-cell table:style-name="ce17"/>
          <table:table-cell table:formula="of:=IF([.AV49]=0;&quot;&quot;;DATEVALUE([.AV49]))" table:number-columns-spanned="4" table:number-rows-spanned="1" table:style-name="ce134">
            <text:p/>
          </table:table-cell>
          <table:covered-table-cell table:number-columns-repeated="3" table:style-name="ce134"/>
          <table:table-cell table:formula="of:=JIS([.AV50])"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49]);&quot;&quot;;IF([.AA49]&lt;5;&quot;S&quot;;IF([.AA49]&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48]=0;&quot;&quot;;IF([.AV49]=0;QUOTIENT(DATEDIF(DATEVALUE([.B26]);TODAY();&quot;M&quot;)+1;12)&amp;&quot;年&quot;&amp;MOD(DATEDIF(DATEVALUE([.AV48]);TODAY();&quot;M&quot;)+1;12)&amp;&quot;ヶ月&quot;;QUOTIENT(DATEDIF(DATEVALUE([.AV48]);DATEVALUE([.AV49]);&quot;M&quot;)+1;12)&amp;&quot;年&quot;&amp;MOD(DATEDIF(DATEVALUE([.AV48]);DATEVALUE([.AV49]);&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calcext:value-type="float" office:string-value="8" office:value="8" office:value-type="string" table:formula="of:=(ROW()-20)/4" table:number-columns-spanned="1" table:number-rows-spanned="4" table:style-name="ce18">
            <text:p>8</text:p>
          </table:table-cell>
          <table:table-cell table:formula="of:=IF([.AV52]=0;&quot;&quot;;DATEVALUE([.AV52]))"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9"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292"/>
          <table:table-cell office:string-value="q&#10;w&#10;w&#10;w" office:value-type="string" table:number-columns-spanned="10" table:number-rows-spanned="4" table:style-name="ce292">
            <text:p>q<text:line-break/>w<text:line-break/>w<text:line-break/>w</text:p>
          </table:table-cell>
          <table:covered-table-cell table:number-columns-repeated="9" table:style-name="ce292"/>
          <table:table-cell office:string-value="2019-08-01" office:value-type="string" table:style-name="ce331">
            <text:p>2019-08-01</text:p>
          </table:table-cell>
          <table:table-cell table:style-name="ce168"/>
          <table:table-cell calcext:value-type="error" office:string-value="" office:value-type="string" table:formula="of:=IF(COUNTBLANK([.$AX$21])&gt;0;&quot;&quot;;IF(NOT(SKILLCHECK([.$AX$21];[.$AL52]));&quot;&quot;;&quot;○&quot;))" table:style-name="ce177">
            <text:p>#VALUE!</text:p>
          </table:table-cell>
          <table:table-cell calcext:value-type="error" office:string-value="" office:value-type="string" table:formula="of:=IF(COUNTBLANK([.$AY$21])&gt;0;&quot;&quot;;IF(NOT(SKILLCHECK([.$AY$21];[.$AL52]));&quot;&quot;;&quot;○&quot;))" table:style-name="ce181">
            <text:p>#VALUE!</text:p>
          </table:table-cell>
          <table:table-cell calcext:value-type="error" office:string-value="" office:value-type="string" table:formula="of:=IF(COUNTBLANK([.$AZ$21])&gt;0;&quot;&quot;;IF(NOT(SKILLCHECK([.$AZ$21];[.$AL52]));&quot;&quot;;&quot;○&quot;))" table:style-name="ce181">
            <text:p>#VALUE!</text:p>
          </table:table-cell>
          <table:table-cell table:formula="of:=IF(COUNTBLANK([.$BA$21])&gt;0;&quot;&quot;;IF(NOT(SKILLCHECK([.$BA$21];[.$AL52]));&quot;&quot;;&quot;○&quot;))" table:style-name="ce181">
            <text:p/>
          </table:table-cell>
          <table:table-cell table:formula="of:=IF(COUNTBLANK([.$BB$21])&gt;0;&quot;&quot;;IF(NOT(SKILLCHECK([.$BB$21];[.$AL52]));&quot;&quot;;&quot;○&quot;))" table:style-name="ce193">
            <text:p/>
          </table:table-cell>
          <table:table-cell table:number-columns-repeated="970"/>
        </table:table-row>
        <table:table-row table:style-name="ro6">
          <table:covered-table-cell table:style-name="ce17"/>
          <table:table-cell table:formula="of:=IF([.AV53]=0;&quot;&quot;;DATEVALUE([.AV53]))" table:number-columns-spanned="4" table:number-rows-spanned="1" table:style-name="ce134">
            <text:p/>
          </table:table-cell>
          <table:covered-table-cell table:number-columns-repeated="3" table:style-name="ce134"/>
          <table:table-cell table:formula="of:=JIS([.AV54])" table:number-columns-spanned="15" table:number-rows-spanned="3" table:style-name="ce224">
            <text:p/>
          </table:table-cell>
          <table:covered-table-cell table:number-columns-repeated="14" table:style-name="ce224"/>
          <table:table-cell office:string-value="N" office:value-type="string" table:content-validation-name="val4" table:number-columns-spanned="3" table:number-rows-spanned="3" table:style-name="ce254">
            <text:p>N</text:p>
          </table:table-cell>
          <table:covered-table-cell table:content-validation-name="val4" table:number-columns-repeated="2" table:style-name="ce254"/>
          <table:table-cell table:formula="of:=IF(COUNTBLANK([.AA53]);&quot;&quot;;IF([.AA53]&lt;5;&quot;S&quot;;IF([.AA53]&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29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52]=0;&quot;&quot;;IF([.AV53]=0;QUOTIENT(DATEDIF(DATEVALUE([.B30]);TODAY();&quot;M&quot;)+1;12)&amp;&quot;年&quot;&amp;MOD(DATEDIF(DATEVALUE([.AV52]);TODAY();&quot;M&quot;)+1;12)&amp;&quot;ヶ月&quot;;QUOTIENT(DATEDIF(DATEVALUE([.AV52]);DATEVALUE([.AV53]);&quot;M&quot;)+1;12)&amp;&quot;年&quot;&amp;MOD(DATEDIF(DATEVALUE([.AV52]);DATEVALUE([.AV53]);&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4" table:number-columns-repeated="3" table:style-name="ce254"/>
          <table:covered-table-cell table:number-columns-repeated="3" table:style-name="ce282"/>
          <table:covered-table-cell table:number-columns-repeated="3" table:style-name="ce254"/>
          <table:covered-table-cell table:number-columns-repeated="18" table:style-name="ce292"/>
          <table:table-cell table:style-name="ce331"/>
          <table:table-cell table:style-name="ce168"/>
          <table:table-cell table:style-name="ce176"/>
          <table:table-cell table:number-columns-repeated="3" table:style-name="ce180"/>
          <table:table-cell table:style-name="ce192"/>
          <table:table-cell table:number-columns-repeated="970"/>
        </table:table-row>
        <table:named-expressions>
          <table:named-range table:base-cell-address="$技術経歴書.$A$1" table:cell-range-address="$技術経歴書.$A$1:.$AU$59" table:name="_xlnm.Print_Area" table:range-usable-as="print-range"/>
          <table:named-range table:base-cell-address="$技術経歴書.$A$1" table:cell-range-address="$技術経歴書.$A$21:.$AMJ$23" table:name="_xlnm.Print_Titles" table:range-usable-as="repeat-column repeat-row"/>
        </table:named-expressions>
      </table:table>
      <table:table table:name="S0"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4" table:style-name="co3"/>
        <table:table-column table:default-cell-style-name="ce19" table:number-columns-repeated="5" table:style-name="co12"/>
        <table:table-column table:default-cell-style-name="ce19" table:number-columns-repeated="21" table:style-name="co10"/>
        <table:table-row table:style-name="ro6">
          <table:table-cell calcext:value-type="float" office:string-value="9" office:value="32" office:value-type="string" table:number-columns-spanned="1" table:number-rows-spanned="4" table:style-name="ce17">
            <text:p>9</text:p>
          </table:table-cell>
          <table:table-cell table:formula="of:=IF([.AV1]=0;&quot;&quot;;DATEVALUE([.AV1]))"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quot;&quot;;&quot;○&quot;))" table:style-name="ce177">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93">
            <text:p>Err:504</text:p>
          </table:table-cell>
          <table:table-cell table:number-columns-repeated="970"/>
        </table:table-row>
        <table:table-row table:style-name="ro6">
          <table:covered-table-cell table:style-name="ce17"/>
          <table:table-cell table:formula="of:=IF([.AV2]=0;&quot;&quot;;DATEVALUE([.AV2]))" table:number-columns-spanned="4" table:number-rows-spanned="1" table:style-name="ce134">
            <text:p/>
          </table:table-cell>
          <table:covered-table-cell table:number-columns-repeated="3" table:style-name="ce134"/>
          <table:table-cell table:formula="of:=JIS([.AV3])"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quot;&quot;;IF([.AA2]&lt;5;&quot;S&quot;;IF([.AA2]&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0" office:value-type="string" table:number-columns-spanned="1" table:number-rows-spanned="4" table:style-name="ce17">
            <text:p>10</text:p>
          </table:table-cell>
          <table:table-cell table:formula="of:=IF([.AV5]=0;&quot;&quot;;DATEVALUE([.AV5]))"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5"/>
          <table:table-cell table:number-columns-repeated="7" table:style-name="ce109"/>
          <table:table-cell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5]));&quot;&quot;;&quot;○&quot;))" table:style-name="ce177">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93">
            <text:p>Err:504</text:p>
          </table:table-cell>
          <table:table-cell table:number-columns-repeated="970"/>
        </table:table-row>
        <table:table-row table:style-name="ro6">
          <table:covered-table-cell table:style-name="ce200"/>
          <table:table-cell table:formula="of:=IF([.AV6]=0;&quot;&quot;;DATEVALUE([.AV6]))" table:number-columns-spanned="4" table:number-rows-spanned="1" table:style-name="ce134">
            <text:p/>
          </table:table-cell>
          <table:covered-table-cell table:number-columns-repeated="3" table:style-name="ce134"/>
          <table:table-cell table:formula="of:=JIS([.AV7])"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6]);&quot;&quot;;IF([.AA6]&lt;5;&quot;S&quot;;IF([.AA6]&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5]=0;&quot;&quot;;IF([.AV6]=0;QUOTIENT(DATEDIF(DATEVALUE(#REF!);TODAY();&quot;M&quot;)+1;12)&amp;&quot;年&quot;&amp;MOD(DATEDIF(DATEVALUE([.AV5]);TODAY();&quot;M&quot;)+1;12)&amp;&quot;ヶ月&quot;;QUOTIENT(DATEDIF(DATEVALUE([.AV5]);DATEVALUE([.AV6]);&quot;M&quot;)+1;12)&amp;&quot;年&quot;&amp;MOD(DATEDIF(DATEVALUE([.AV5]);DATEVALUE([.AV6]);&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1" office:value-type="string" table:number-columns-spanned="1" table:number-rows-spanned="4" table:style-name="ce17">
            <text:p>11</text:p>
          </table:table-cell>
          <table:table-cell table:formula="of:=IF([.AV9]=0;&quot;&quot;;DATEVALUE([.AV9]))"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9"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9]));&quot;&quot;;&quot;○&quot;))" table:style-name="ce177">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93">
            <text:p>Err:504</text:p>
          </table:table-cell>
          <table:table-cell table:number-columns-repeated="970"/>
        </table:table-row>
        <table:table-row table:style-name="ro6">
          <table:covered-table-cell table:style-name="ce200"/>
          <table:table-cell table:formula="of:=IF([.AV10]=0;&quot;&quot;;DATEVALUE([.AV10]))" table:number-columns-spanned="4" table:number-rows-spanned="1" table:style-name="ce134">
            <text:p/>
          </table:table-cell>
          <table:covered-table-cell table:number-columns-repeated="3" table:style-name="ce134"/>
          <table:table-cell table:formula="of:=JIS([.AV11])"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10]);&quot;&quot;;IF([.AA10]&lt;5;&quot;S&quot;;IF([.AA10]&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9]=0;&quot;&quot;;IF([.AV10]=0;QUOTIENT(DATEDIF(DATEVALUE(#REF!);TODAY();&quot;M&quot;)+1;12)&amp;&quot;年&quot;&amp;MOD(DATEDIF(DATEVALUE([.AV9]);TODAY();&quot;M&quot;)+1;12)&amp;&quot;ヶ月&quot;;QUOTIENT(DATEDIF(DATEVALUE([.AV9]);DATEVALUE([.AV10]);&quot;M&quot;)+1;12)&amp;&quot;年&quot;&amp;MOD(DATEDIF(DATEVALUE([.AV9]);DATEVALUE([.AV10]);&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3">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2" office:value-type="string" table:number-columns-spanned="1" table:number-rows-spanned="4" table:style-name="ce17">
            <text:p>12</text:p>
          </table:table-cell>
          <table:table-cell table:formula="of:=IF([.AV13]=0;&quot;&quot;;DATEVALUE([.AV13]))"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4" table:style-name="ce105"/>
          <table:table-cell table:number-columns-repeated="4"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3]));&quot;&quot;;&quot;○&quot;))" table:style-name="ce177">
            <text:p>Err:504</text:p>
          </table:table-cell>
          <table:table-cell calcext:value-type="error" office:string-value="" office:value-type="string" table:formula="of:=IF(COUNTBLANK(#REF!)&gt;0;&quot;&quot;;IF(NOT(SKILLCHECK(#REF!;[.$AL13]));&quot;&quot;;&quot;○&quot;))" table:style-name="ce181">
            <text:p>Err:504</text:p>
          </table:table-cell>
          <table:table-cell calcext:value-type="error" office:string-value="" office:value-type="string" table:formula="of:=IF(COUNTBLANK(#REF!)&gt;0;&quot;&quot;;IF(NOT(SKILLCHECK(#REF!;[.$AL13]));&quot;&quot;;&quot;○&quot;))" table:style-name="ce181">
            <text:p>Err:504</text:p>
          </table:table-cell>
          <table:table-cell calcext:value-type="error" office:string-value="" office:value-type="string" table:formula="of:=IF(COUNTBLANK(#REF!)&gt;0;&quot;&quot;;IF(NOT(SKILLCHECK(#REF!;[.$AL13]));&quot;&quot;;&quot;○&quot;))" table:style-name="ce181">
            <text:p>Err:504</text:p>
          </table:table-cell>
          <table:table-cell calcext:value-type="error" office:string-value="" office:value-type="string" table:formula="of:=IF(COUNTBLANK(#REF!)&gt;0;&quot;&quot;;IF(NOT(SKILLCHECK(#REF!;[.$AL13]));&quot;&quot;;&quot;○&quot;))" table:style-name="ce193">
            <text:p>Err:504</text:p>
          </table:table-cell>
          <table:table-cell table:number-columns-repeated="970"/>
        </table:table-row>
        <table:table-row table:style-name="ro6">
          <table:covered-table-cell table:style-name="ce200"/>
          <table:table-cell table:formula="of:=IF([.AV14]=0;&quot;&quot;;DATEVALUE([.AV14]))" table:number-columns-spanned="4" table:number-rows-spanned="1" table:style-name="ce134">
            <text:p/>
          </table:table-cell>
          <table:covered-table-cell table:number-columns-repeated="3" table:style-name="ce134"/>
          <table:table-cell table:formula="of:=JIS([.AV15])"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14]);&quot;&quot;;IF([.AA14]&lt;5;&quot;S&quot;;IF([.AA14]&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13]=0;&quot;&quot;;IF([.AV14]=0;QUOTIENT(DATEDIF(DATEVALUE(#REF!);TODAY();&quot;M&quot;)+1;12)&amp;&quot;年&quot;&amp;MOD(DATEDIF(DATEVALUE([.AV13]);TODAY();&quot;M&quot;)+1;12)&amp;&quot;ヶ月&quot;;QUOTIENT(DATEDIF(DATEVALUE([.AV13]);DATEVALUE([.AV14]);&quot;M&quot;)+1;12)&amp;&quot;年&quot;&amp;MOD(DATEDIF(DATEVALUE([.AV13]);DATEVALUE([.AV14]);&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10">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3" office:value-type="string" table:number-columns-spanned="1" table:number-rows-spanned="4" table:style-name="ce17">
            <text:p>13</text:p>
          </table:table-cell>
          <table:table-cell table:formula="of:=IF([.AV17]=0;&quot;&quot;;DATEVALUE([.AV17]))"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4" table:style-name="ce105"/>
          <table:table-cell table:number-columns-repeated="4"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7]));&quot;&quot;;&quot;○&quot;))" table:style-name="ce177">
            <text:p>Err:504</text:p>
          </table:table-cell>
          <table:table-cell calcext:value-type="error" office:string-value="" office:value-type="string" table:formula="of:=IF(COUNTBLANK(#REF!)&gt;0;&quot;&quot;;IF(NOT(SKILLCHECK(#REF!;[.$AL17]));&quot;&quot;;&quot;○&quot;))" table:style-name="ce181">
            <text:p>Err:504</text:p>
          </table:table-cell>
          <table:table-cell calcext:value-type="error" office:string-value="" office:value-type="string" table:formula="of:=IF(COUNTBLANK(#REF!)&gt;0;&quot;&quot;;IF(NOT(SKILLCHECK(#REF!;[.$AL17]));&quot;&quot;;&quot;○&quot;))" table:style-name="ce181">
            <text:p>Err:504</text:p>
          </table:table-cell>
          <table:table-cell calcext:value-type="error" office:string-value="" office:value-type="string" table:formula="of:=IF(COUNTBLANK(#REF!)&gt;0;&quot;&quot;;IF(NOT(SKILLCHECK(#REF!;[.$AL17]));&quot;&quot;;&quot;○&quot;))" table:style-name="ce181">
            <text:p>Err:504</text:p>
          </table:table-cell>
          <table:table-cell calcext:value-type="error" office:string-value="" office:value-type="string" table:formula="of:=IF(COUNTBLANK(#REF!)&gt;0;&quot;&quot;;IF(NOT(SKILLCHECK(#REF!;[.$AL17]));&quot;&quot;;&quot;○&quot;))" table:style-name="ce193">
            <text:p>Err:504</text:p>
          </table:table-cell>
          <table:table-cell table:number-columns-repeated="970"/>
        </table:table-row>
        <table:table-row table:style-name="ro6">
          <table:covered-table-cell table:style-name="ce200"/>
          <table:table-cell table:formula="of:=IF([.AV18]=0;&quot;&quot;;DATEVALUE([.AV18]))" table:number-columns-spanned="4" table:number-rows-spanned="1" table:style-name="ce134">
            <text:p/>
          </table:table-cell>
          <table:covered-table-cell table:number-columns-repeated="3" table:style-name="ce134"/>
          <table:table-cell table:formula="of:=JIS([.AV19])"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18]);&quot;&quot;;IF([.AA18]&lt;5;&quot;S&quot;;IF([.AA18]&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17]=0;&quot;&quot;;IF([.AV18]=0;QUOTIENT(DATEDIF(DATEVALUE(#REF!);TODAY();&quot;M&quot;)+1;12)&amp;&quot;年&quot;&amp;MOD(DATEDIF(DATEVALUE([.AV17]);TODAY();&quot;M&quot;)+1;12)&amp;&quot;ヶ月&quot;;QUOTIENT(DATEDIF(DATEVALUE([.AV17]);DATEVALUE([.AV18]);&quot;M&quot;)+1;12)&amp;&quot;年&quot;&amp;MOD(DATEDIF(DATEVALUE([.AV17]);DATEVALUE([.AV18]);&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11">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4" office:value-type="string" table:number-columns-spanned="1" table:number-rows-spanned="4" table:style-name="ce17">
            <text:p>14</text:p>
          </table:table-cell>
          <table:table-cell table:formula="of:=IF([.AV21]=0;&quot;&quot;;DATEVALUE([.AV21]))"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2" table:style-name="ce109"/>
          <table:table-cell table:number-columns-repeated="2" table:style-name="ce105"/>
          <table:table-cell table:number-columns-repeated="4"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21]));&quot;&quot;;&quot;○&quot;))" table:style-name="ce177">
            <text:p>Err:504</text:p>
          </table:table-cell>
          <table:table-cell calcext:value-type="error" office:string-value="" office:value-type="string" table:formula="of:=IF(COUNTBLANK(#REF!)&gt;0;&quot;&quot;;IF(NOT(SKILLCHECK(#REF!;[.$AL21]));&quot;&quot;;&quot;○&quot;))" table:style-name="ce181">
            <text:p>Err:504</text:p>
          </table:table-cell>
          <table:table-cell calcext:value-type="error" office:string-value="" office:value-type="string" table:formula="of:=IF(COUNTBLANK(#REF!)&gt;0;&quot;&quot;;IF(NOT(SKILLCHECK(#REF!;[.$AL21]));&quot;&quot;;&quot;○&quot;))" table:style-name="ce181">
            <text:p>Err:504</text:p>
          </table:table-cell>
          <table:table-cell calcext:value-type="error" office:string-value="" office:value-type="string" table:formula="of:=IF(COUNTBLANK(#REF!)&gt;0;&quot;&quot;;IF(NOT(SKILLCHECK(#REF!;[.$AL21]));&quot;&quot;;&quot;○&quot;))" table:style-name="ce181">
            <text:p>Err:504</text:p>
          </table:table-cell>
          <table:table-cell calcext:value-type="error" office:string-value="" office:value-type="string" table:formula="of:=IF(COUNTBLANK(#REF!)&gt;0;&quot;&quot;;IF(NOT(SKILLCHECK(#REF!;[.$AL21]));&quot;&quot;;&quot;○&quot;))" table:style-name="ce193">
            <text:p>Err:504</text:p>
          </table:table-cell>
          <table:table-cell table:number-columns-repeated="970"/>
        </table:table-row>
        <table:table-row table:style-name="ro6">
          <table:covered-table-cell table:style-name="ce200"/>
          <table:table-cell table:formula="of:=IF([.AV22]=0;&quot;&quot;;DATEVALUE([.AV22]))" table:number-columns-spanned="4" table:number-rows-spanned="1" table:style-name="ce134">
            <text:p/>
          </table:table-cell>
          <table:covered-table-cell table:number-columns-repeated="3" table:style-name="ce134"/>
          <table:table-cell table:formula="of:=JIS([.AV23])"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2]);&quot;&quot;;IF([.AA22]&lt;5;&quot;S&quot;;IF([.AA22]&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21]=0;&quot;&quot;;IF([.AV22]=0;QUOTIENT(DATEDIF(DATEVALUE(#REF!);TODAY();&quot;M&quot;)+1;12)&amp;&quot;年&quot;&amp;MOD(DATEDIF(DATEVALUE([.AV21]);TODAY();&quot;M&quot;)+1;12)&amp;&quot;ヶ月&quot;;QUOTIENT(DATEDIF(DATEVALUE([.AV21]);DATEVALUE([.AV22]);&quot;M&quot;)+1;12)&amp;&quot;年&quot;&amp;MOD(DATEDIF(DATEVALUE([.AV21]);DATEVALUE([.AV22]);&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5" office:value-type="string" table:number-columns-spanned="1" table:number-rows-spanned="4" table:style-name="ce17">
            <text:p>15</text:p>
          </table:table-cell>
          <table:table-cell table:formula="of:=IF([.AV25]=0;&quot;&quot;;DATEVALUE([.AV25]))"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25]));&quot;&quot;;&quot;○&quot;))" table:style-name="ce177">
            <text:p>Err:504</text:p>
          </table:table-cell>
          <table:table-cell calcext:value-type="error" office:string-value="" office:value-type="string" table:formula="of:=IF(COUNTBLANK(#REF!)&gt;0;&quot;&quot;;IF(NOT(SKILLCHECK(#REF!;[.$AL25]));&quot;&quot;;&quot;○&quot;))" table:style-name="ce181">
            <text:p>Err:504</text:p>
          </table:table-cell>
          <table:table-cell calcext:value-type="error" office:string-value="" office:value-type="string" table:formula="of:=IF(COUNTBLANK(#REF!)&gt;0;&quot;&quot;;IF(NOT(SKILLCHECK(#REF!;[.$AL25]));&quot;&quot;;&quot;○&quot;))" table:style-name="ce181">
            <text:p>Err:504</text:p>
          </table:table-cell>
          <table:table-cell calcext:value-type="error" office:string-value="" office:value-type="string" table:formula="of:=IF(COUNTBLANK(#REF!)&gt;0;&quot;&quot;;IF(NOT(SKILLCHECK(#REF!;[.$AL25]));&quot;&quot;;&quot;○&quot;))" table:style-name="ce181">
            <text:p>Err:504</text:p>
          </table:table-cell>
          <table:table-cell calcext:value-type="error" office:string-value="" office:value-type="string" table:formula="of:=IF(COUNTBLANK(#REF!)&gt;0;&quot;&quot;;IF(NOT(SKILLCHECK(#REF!;[.$AL25]));&quot;&quot;;&quot;○&quot;))" table:style-name="ce193">
            <text:p>Err:504</text:p>
          </table:table-cell>
          <table:table-cell table:number-columns-repeated="970"/>
        </table:table-row>
        <table:table-row table:style-name="ro6">
          <table:covered-table-cell table:style-name="ce200"/>
          <table:table-cell table:formula="of:=IF([.AV26]=0;&quot;&quot;;DATEVALUE([.AV26]))" table:number-columns-spanned="4" table:number-rows-spanned="1" table:style-name="ce134">
            <text:p/>
          </table:table-cell>
          <table:covered-table-cell table:number-columns-repeated="3" table:style-name="ce134"/>
          <table:table-cell table:formula="of:=JIS([.AV27])"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6]);&quot;&quot;;IF([.AA26]&lt;5;&quot;S&quot;;IF([.AA26]&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25]=0;&quot;&quot;;IF([.AV26]=0;QUOTIENT(DATEDIF(DATEVALUE([.B3]);TODAY();&quot;M&quot;)+1;12)&amp;&quot;年&quot;&amp;MOD(DATEDIF(DATEVALUE([.AV25]);TODAY();&quot;M&quot;)+1;12)&amp;&quot;ヶ月&quot;;QUOTIENT(DATEDIF(DATEVALUE([.AV25]);DATEVALUE([.AV26]);&quot;M&quot;)+1;12)&amp;&quot;年&quot;&amp;MOD(DATEDIF(DATEVALUE([.AV25]);DATEVALUE([.AV26]);&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 office:value-type="string" table:style-name="ce331">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168"/>
          <table:table-cell table:style-name="ce175"/>
          <table:table-cell table:number-columns-repeated="3" table:style-name="ce179"/>
          <table:table-cell table:style-name="ce191"/>
          <table:table-cell table:number-columns-repeated="970"/>
        </table:table-row>
        <table:table-row table:style-name="aae2ea8">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named-expressions>
          <table:named-range table:base-cell-address="$技術経歴書.$A$1" table:cell-range-address="$S0.$A$1:.$AU$56" table:name="_xlnm.Print_Area" table:range-usable-as="print-range"/>
          <table:named-expression table:base-cell-address="$技術経歴書.$A$1" table:expression="s0!#REF!" table:name="_xlnm.Print_Titles"/>
        </table:named-expressions>
      </table:table>
      <table:named-expressions>
        <table:named-range table:base-cell-address="$技術経歴書.$A$1" table:cell-range-address="$定義.$A$2:.$A$6" table:name="事業部"/>
        <table:named-range table:base-cell-address="$技術経歴書.$A$1" table:cell-range-address="$定義.$B$2:.$B$3" table:name="性別"/>
        <table:named-range table:base-cell-address="$技術経歴書.$A$1" table:cell-range-address="$定義.$C$2:.$C$7" table:name="担当区分"/>
        <table:named-range table:base-cell-address="$技術経歴書.$A$1" table:cell-range-address="$定義.$D$2:.$D$8" table:name="雇用形態"/>
      </table:named-expressions>
      <table:table table:name="S1" table:print-ranges="S0.A1:S0.AU56" table:style-name="ta4">
        <office:forms form:apply-design-mode="false" form:automatic-focus="false"/>
        <table:table-column table:default-cell-style-name="ce19" table:number-columns-repeated="47" table:style-name="co10"/>
        <table:table-column table:default-cell-style-name="ce19" table:style-name="co11"/>
        <table:table-column table:default-cell-style-name="ce164" table:style-name="co3"/>
        <table:table-column table:default-cell-style-name="ce19" table:number-columns-repeated="5" table:style-name="co12"/>
        <table:table-column table:default-cell-style-name="ce19" table:number-columns-repeated="21" table:style-name="co10"/>
        <table:table-row table:style-name="ro6">
          <table:table-cell calcext:value-type="float" office:string-value="16" office:value="32" office:value-type="string" table:number-columns-spanned="1" table:number-rows-spanned="4" table:style-name="ce17">
            <text:p>16</text:p>
          </table:table-cell>
          <table:table-cell table:formula="of:=IF([.AV1]=0;&quot;&quot;;DATEVALUE([.AV1]))"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4"/>
          <table:table-cell table:number-columns-repeated="8" table:style-name="ce109"/>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1]));&quot;&quot;;&quot;○&quot;))" table:style-name="ce177">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81">
            <text:p>Err:504</text:p>
          </table:table-cell>
          <table:table-cell calcext:value-type="error" office:string-value="" office:value-type="string" table:formula="of:=IF(COUNTBLANK(#REF!)&gt;0;&quot;&quot;;IF(NOT(SKILLCHECK(#REF!;[.$AL1]));&quot;&quot;;&quot;○&quot;))" table:style-name="ce193">
            <text:p>Err:504</text:p>
          </table:table-cell>
          <table:table-cell table:number-columns-repeated="970"/>
        </table:table-row>
        <table:table-row table:style-name="ro6">
          <table:covered-table-cell table:style-name="ce17"/>
          <table:table-cell table:formula="of:=IF([.AV2]=0;&quot;&quot;;DATEVALUE([.AV2]))" table:number-columns-spanned="4" table:number-rows-spanned="1" table:style-name="ce134">
            <text:p/>
          </table:table-cell>
          <table:covered-table-cell table:number-columns-repeated="3" table:style-name="ce134"/>
          <table:table-cell table:formula="of:=JIS([.AV3])"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2]);&quot;&quot;;IF([.AA2]&lt;5;&quot;S&quot;;IF([.AA2]&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7"/>
          <table:table-cell table:formula="of:=IF([.AV1]=0;&quot;&quot;;IF([.AV2]=0;QUOTIENT(DATEDIF(DATEVALUE(#REF!);TODAY();&quot;M&quot;)+1;12)&amp;&quot;年&quot;&amp;MOD(DATEDIF(DATEVALUE([.AV1]);TODAY();&quot;M&quot;)+1;12)&amp;&quot;ヶ月&quot;;QUOTIENT(DATEDIF(DATEVALUE([.AV1]);DATEVALUE([.AV2]);&quot;M&quot;)+1;12)&amp;&quot;年&quot;&amp;MOD(DATEDIF(DATEVALUE([.AV1]);DATEVALUE([.AV2]);&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ssssadadasdadasdasdasdadsadsdsdadsadasdada descriptionStringssssadadasdadasdasdasdadsadsdsdadsadasdada descriptionStringssssadadasdadasdasdasdadsadsdsdadsadasdada descriptionStringssssadadasdadasdasdasdadsadsdsdadsadasdada descriptionStringssssadadasdadasdasdasdadsadsdsdadsadasdada description" office:value-type="string" table:style-name="ce331">
            <text:p>Stringssssadadasdadasdasdasdadsadsdsdadsadasdada descriptionStringssssadadasdadasdasdasdadsadsdsdadsadasdada descriptionStringssssadadasdadasdasdasdadsadsdsdadsadasdada descriptionStringssssadadasdadasdasdasdadsadsdsdadsadasdada descriptionStringssssadadasdadasdasdasdadsadsdsdadsadasdada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ad859d0">
          <table:covered-table-cell table:style-name="ce17"/>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7" office:value-type="string" table:number-columns-spanned="1" table:number-rows-spanned="4" table:style-name="ce17">
            <text:p>17</text:p>
          </table:table-cell>
          <table:table-cell table:formula="of:=IF([.AV5]=0;&quot;&quot;;DATEVALUE([.AV5]))"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style-name="ce105"/>
          <table:table-cell table:number-columns-repeated="7" table:style-name="ce109"/>
          <table:table-cell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 office:value-type="string" table:number-columns-spanned="10" table:number-rows-spanned="4" table:style-name="ce292">
            <text:p>q<text:line-break/>w<text:line-break/>w<text:line-break/>w</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5]));&quot;&quot;;&quot;○&quot;))" table:style-name="ce177">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81">
            <text:p>Err:504</text:p>
          </table:table-cell>
          <table:table-cell calcext:value-type="error" office:string-value="" office:value-type="string" table:formula="of:=IF(COUNTBLANK(#REF!)&gt;0;&quot;&quot;;IF(NOT(SKILLCHECK(#REF!;[.$AL5]));&quot;&quot;;&quot;○&quot;))" table:style-name="ce193">
            <text:p>Err:504</text:p>
          </table:table-cell>
          <table:table-cell table:number-columns-repeated="970"/>
        </table:table-row>
        <table:table-row table:style-name="ro6">
          <table:covered-table-cell table:style-name="ce200"/>
          <table:table-cell table:formula="of:=IF([.AV6]=0;&quot;&quot;;DATEVALUE([.AV6]))" table:number-columns-spanned="4" table:number-rows-spanned="1" table:style-name="ce134">
            <text:p/>
          </table:table-cell>
          <table:covered-table-cell table:number-columns-repeated="3" table:style-name="ce134"/>
          <table:table-cell table:formula="of:=JIS([.AV7])"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6]);&quot;&quot;;IF([.AA6]&lt;5;&quot;S&quot;;IF([.AA6]&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5]=0;&quot;&quot;;IF([.AV6]=0;QUOTIENT(DATEDIF(DATEVALUE(#REF!);TODAY();&quot;M&quot;)+1;12)&amp;&quot;年&quot;&amp;MOD(DATEDIF(DATEVALUE([.AV5]);TODAY();&quot;M&quot;)+1;12)&amp;&quot;ヶ月&quot;;QUOTIENT(DATEDIF(DATEVALUE([.AV5]);DATEVALUE([.AV6]);&quot;M&quot;)+1;12)&amp;&quot;年&quot;&amp;MOD(DATEDIF(DATEVALUE([.AV5]);DATEVALUE([.AV6]);&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table-row table:style-name="ro6">
          <table:table-cell office:string-value="18" office:value-type="string" table:number-columns-spanned="1" table:number-rows-spanned="4" table:style-name="ce17">
            <text:p>18</text:p>
          </table:table-cell>
          <table:table-cell table:formula="of:=IF([.AV9]=0;&quot;&quot;;DATEVALUE([.AV9]))" table:number-columns-spanned="4" table:number-rows-spanned="1" table:style-name="ce133">
            <text:p/>
          </table:table-cell>
          <table:covered-table-cell table:number-columns-repeated="3" table:style-name="ce133"/>
          <table:table-cell office:string-value="String title" office:value-type="string" table:number-columns-spanned="15" table:number-rows-spanned="1" table:style-name="ce226">
            <text:p>String title</text:p>
          </table:table-cell>
          <table:covered-table-cell table:number-columns-repeated="14" table:style-name="ce226"/>
          <table:table-cell table:number-columns-repeated="9" table:style-name="ce105"/>
          <table:table-cell office:string-value="String&#10;platforms&#10;s&#10;s&#10;sd" office:value-type="string" table:number-columns-spanned="8" table:number-rows-spanned="4" table:style-name="ce292">
            <text:p>String<text:line-break/>platforms<text:line-break/>s<text:line-break/>s<text:line-break/>sd</text:p>
          </table:table-cell>
          <table:covered-table-cell table:number-columns-repeated="7" table:style-name="ce382"/>
          <table:table-cell office:string-value="q&#10;w&#10;w&#10;w&#10;s&#10;s&#10;s&#10;s&#10;s&#10;s" office:value-type="string" table:number-columns-spanned="10" table:number-rows-spanned="4" table:style-name="ce292">
            <text:p>q<text:line-break/>w<text:line-break/>w<text:line-break/>w<text:line-break/>s<text:line-break/>s<text:line-break/>s<text:line-break/>s<text:line-break/>s<text:line-break/>s</text:p>
          </table:table-cell>
          <table:covered-table-cell table:number-columns-repeated="9" table:style-name="ce382"/>
          <table:table-cell office:string-value="2019-08-01" office:value-type="string" table:style-name="ce331">
            <text:p>2019-08-01</text:p>
          </table:table-cell>
          <table:table-cell table:style-name="ce168"/>
          <table:table-cell calcext:value-type="error" office:string-value="" office:value-type="string" table:formula="of:=IF(COUNTBLANK(#REF!)&gt;0;&quot;&quot;;IF(NOT(SKILLCHECK(#REF!;[.$AL9]));&quot;&quot;;&quot;○&quot;))" table:style-name="ce177">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81">
            <text:p>Err:504</text:p>
          </table:table-cell>
          <table:table-cell calcext:value-type="error" office:string-value="" office:value-type="string" table:formula="of:=IF(COUNTBLANK(#REF!)&gt;0;&quot;&quot;;IF(NOT(SKILLCHECK(#REF!;[.$AL9]));&quot;&quot;;&quot;○&quot;))" table:style-name="ce193">
            <text:p>Err:504</text:p>
          </table:table-cell>
          <table:table-cell table:number-columns-repeated="970"/>
        </table:table-row>
        <table:table-row table:style-name="ro6">
          <table:covered-table-cell table:style-name="ce200"/>
          <table:table-cell table:formula="of:=IF([.AV10]=0;&quot;&quot;;DATEVALUE([.AV10]))" table:number-columns-spanned="4" table:number-rows-spanned="1" table:style-name="ce134">
            <text:p/>
          </table:table-cell>
          <table:covered-table-cell table:number-columns-repeated="3" table:style-name="ce134"/>
          <table:table-cell table:formula="of:=JIS([.AV11])" table:number-columns-spanned="15" table:number-rows-spanned="3" table:style-name="ce224">
            <text:p/>
          </table:table-cell>
          <table:covered-table-cell table:number-columns-repeated="14" table:style-name="ce224"/>
          <table:table-cell office:string-value="N" office:value-type="string" table:content-validation-name="val6" table:number-columns-spanned="3" table:number-rows-spanned="3" table:style-name="ce254">
            <text:p>N</text:p>
          </table:table-cell>
          <table:covered-table-cell table:content-validation-name="val6" table:number-columns-repeated="2" table:style-name="ce254"/>
          <table:table-cell table:formula="of:=IF(COUNTBLANK([.AA10]);&quot;&quot;;IF([.AA10]&lt;5;&quot;S&quot;;IF([.AA10]&lt;25;&quot;M&quot;;&quot;L&quot;)))" table:number-columns-spanned="3" table:number-rows-spanned="3" table:style-name="ce282">
            <text:p/>
          </table:table-cell>
          <table:covered-table-cell table:number-columns-repeated="2" table:style-name="ce282"/>
          <table:table-cell office:string-value="3" office:value-type="string" table:number-columns-spanned="3" table:number-rows-spanned="3" table:style-name="ce254">
            <text:p>3</text:p>
          </table:table-cell>
          <table:covered-table-cell table:number-columns-repeated="2" table:style-name="ce254"/>
          <table:covered-table-cell table:number-columns-repeated="18" table:style-name="ce382"/>
          <table:table-cell office:string-value="2019-10-01" office:value-type="string" table:style-name="ce331">
            <text:p>2019-10-01</text:p>
          </table:table-cell>
          <table:table-cell table:style-name="ce168"/>
          <table:table-cell table:style-name="ce175"/>
          <table:table-cell table:number-columns-repeated="3" table:style-name="ce179"/>
          <table:table-cell table:style-name="ce191"/>
          <table:table-cell table:number-columns-repeated="970"/>
        </table:table-row>
        <table:table-row table:style-name="ro6">
          <table:covered-table-cell table:style-name="ce200"/>
          <table:table-cell table:formula="of:=IF([.AV9]=0;&quot;&quot;;IF([.AV10]=0;QUOTIENT(DATEDIF(DATEVALUE(#REF!);TODAY();&quot;M&quot;)+1;12)&amp;&quot;年&quot;&amp;MOD(DATEDIF(DATEVALUE([.AV9]);TODAY();&quot;M&quot;)+1;12)&amp;&quot;ヶ月&quot;;QUOTIENT(DATEDIF(DATEVALUE([.AV9]);DATEVALUE([.AV10]);&quot;M&quot;)+1;12)&amp;&quot;年&quot;&amp;MOD(DATEDIF(DATEVALUE([.AV9]);DATEVALUE([.AV10]);&quot;M&quot;)+1;12)&amp;&quot;ヶ月&quot;))" table:number-columns-spanned="4" table:number-rows-spanned="2" table:style-name="ce135">
            <text:p/>
          </table:table-cell>
          <table:covered-table-cell table:number-columns-repeated="3" table:style-name="ce135"/>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office:string-value="String description" office:value-type="string" table:style-name="ce331">
            <text:p>String description</text:p>
          </table:table-cell>
          <table:table-cell table:style-name="ce168"/>
          <table:table-cell table:style-name="ce175"/>
          <table:table-cell table:number-columns-repeated="3" table:style-name="ce179"/>
          <table:table-cell table:style-name="ce191"/>
          <table:table-cell table:number-columns-repeated="970"/>
        </table:table-row>
        <table:table-row table:style-name="a764540">
          <table:covered-table-cell table:style-name="ce18"/>
          <table:covered-table-cell table:number-columns-repeated="4" table:style-name="ce136"/>
          <table:covered-table-cell table:number-columns-repeated="15" table:style-name="ce225"/>
          <table:covered-table-cell table:content-validation-name="val6" table:number-columns-repeated="3" table:style-name="ce254"/>
          <table:covered-table-cell table:number-columns-repeated="3" table:style-name="ce282"/>
          <table:covered-table-cell table:number-columns-repeated="3" table:style-name="ce254"/>
          <table:covered-table-cell table:number-columns-repeated="18" table:style-name="ce382"/>
          <table:table-cell table:style-name="ce331"/>
          <table:table-cell table:style-name="ce168"/>
          <table:table-cell table:style-name="ce176"/>
          <table:table-cell table:number-columns-repeated="3" table:style-name="ce180"/>
          <table:table-cell table:style-name="ce192"/>
          <table:table-cell table:number-columns-repeated="970"/>
        </table:table-row>
        <table:named-expressions>
          <table:named-range table:base-cell-address="$技術経歴書.$A$1" table:cell-range-address="$S0.$A$1:.$AU$56" table:name="_xlnm.Print_Area-a67d5be" table:range-usable-as="print-range"/>
          <table:named-expression table:base-cell-address="$技術経歴書.$A$1" table:expression="s0!#REF!" table:name="_xlnm.Print_Titles-a84acc2"/>
        </table:named-expressions>
      </table:table>
    </office:spreadsheet>
  </office:body>
</office:document-content>
</file>

<file path=styles.xml><?xml version="1.0" encoding="utf-8"?>
<office:document-styles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office:version="1.2">
  <office:font-face-decls>
    <style:font-face style:font-family-generic="modern" style:name="ＭＳ Ｐゴシック" svg:font-family="'ＭＳ Ｐゴシック'"/>
    <style:font-face style:font-family-generic="modern" style:font-pitch="fixed" style:name="MS Gothic" svg:font-family="'MS Gothic'"/>
    <style:font-face style:font-family-generic="modern" style:font-pitch="variable" style:name="ＭＳ Ｐゴシック1" svg:font-family="'ＭＳ Ｐゴシック'"/>
    <style:font-face style:font-family-generic="swiss" style:font-pitch="variable" style:name="Liberation Sans" svg:font-family="'Liberation Sans'"/>
    <style:font-face style:font-family-generic="system" style:font-pitch="variable" style:name="Arial" svg:font-family="Arial"/>
    <style:font-face style:font-family-generic="system" style:font-pitch="variable" style:name="MS PGothic" svg:font-family="'MS PGothic'"/>
  </office:font-face-decls>
  <office:styles>
    <style:default-style style:family="table-cell">
      <style:paragraph-properties style:tab-stop-distance="12.5mm"/>
      <style:text-properties fo:country="UA" fo:language="uk" style:country-asian="JP" style:country-complex="IN" style:font-name="Liberation Sans" style:font-name-asian="MS PGothic" style:font-name-complex="Arial" style:language-asian="ja" style:language-complex="hi"/>
    </style:default-style>
    <style:default-style style:family="graphic">
      <style:graphic-properties draw:fill-color="#729fcf" draw:shadow-offset-x="3mm" draw:shadow-offset-y="3mm" fo:wrap-option="no-wrap" svg:stroke-color="#3465a4"/>
      <style:paragraph-properties style:font-independent-line-spacing="false" style:line-break="strict" style:punctuation-wrap="simple" style:text-autospace="ideograph-alpha" style:writing-mode="page">
        <style:tab-stops/>
      </style:paragraph-properties>
      <style:text-properties fo:country="UA" fo:font-family="'Liberation Serif'" fo:font-size="12pt" fo:language="uk" style:country-asian="JP" style:country-complex="IN" style:font-family-asian="'Segoe UI'" style:font-family-complex="Tahoma" style:font-family-generic="roman" style:font-family-generic-asian="system" style:font-family-generic-complex="system" style:font-pitch="variable" style:font-pitch-asian="variable" style:font-pitch-complex="variable" style:font-size-asian="12pt" style:font-size-complex="12pt" style:language-asian="ja" style:language-complex="hi" style:letter-kerning="true" style:use-window-font-color="true"/>
    </style:default-style>
    <number:number-style style:name="N0">
      <number:number number:min-integer-digits="1"/>
    </number:number-style>
    <number:time-style style:name="N107">
      <number:minutes number:style="long"/>
      <number:text>:</number:text>
      <number:seconds number:style="long"/>
    </number:time-style>
    <number:time-style number:truncate-on-overflow="false" style:name="N108">
      <number:hours/>
      <number:text>:</number:text>
      <number:minutes number:style="long"/>
      <number:text>:</number:text>
      <number:seconds number:style="long"/>
    </number:time-style>
    <number:time-style style:name="N109">
      <number:minutes number:style="long"/>
      <number:text>:</number:text>
      <number:seconds number:decimal-places="1" number:style="long"/>
    </number:time-style>
    <number:number-style style:name="N110">
      <number:scientific-number loext:exponent-interval="3" loext:forced-exponent-sign="true" loext:min-decimal-places="1" number:decimal-places="1" number:min-exponent-digits="1" number:min-integer-digits="1"/>
    </number:number-style>
    <number:date-style style:name="N112P0" style:volatile="true">
      <number:year number:style="long"/>
      <number:text>年</number:text>
      <number:month/>
      <number:text>月</number:text>
      <number:day/>
      <number:text>日</number:text>
    </number:date-style>
    <number:text-style style:name="N112">
      <number:text-content/>
      <style:map style:apply-style-name="N112P0" style:condition="value()&lt;=1.79769313486232E+308"/>
    </number:text-style>
    <number:number-style style:name="N113">
      <number:number loext:min-decimal-places="0" number:decimal-places="0" number:min-integer-digits="0"/>
      <number:text>ヶ月</number:text>
    </number:number-style>
    <number:date-style style:name="N114">
      <number:text>～</number:text>
      <number:year number:style="long"/>
      <number:text>.</number:text>
      <number:month/>
    </number:date-style>
    <number:date-style style:name="N115">
      <number:year number:style="long"/>
      <number:text>.</number:text>
      <number:month/>
    </number:date-style>
    <number:number-style style:name="N116">
      <number:number loext:min-decimal-places="0" number:decimal-places="0" number:min-integer-digits="1"/>
      <number:text> </number:text>
    </number:number-style>
    <number:date-style style:name="N118P0" style:volatile="true">
      <number:year number:style="long"/>
      <number:text>.</number:text>
      <number:month/>
      <number:text>.</number:text>
      <number:day/>
    </number:date-style>
    <number:text-style style:name="N118">
      <number:text-content/>
      <style:map style:apply-style-name="N118P0" style:condition="value()&lt;=1.79769313486232E+308"/>
    </number:text-style>
    <number:number-style number:country="UA" number:language="uk" style:name="N10108P0" style:volatile="true">
      <number:number loext:min-decimal-places="0" number:decimal-places="0" number:grouping="true" number:min-integer-digits="1"/>
      <number:text> грн.</number:text>
    </number:number-style>
    <number:number-style number:country="UA" number:language="uk" style:name="N10108">
      <number:text>-</number:text>
      <number:number loext:min-decimal-places="0" number:decimal-places="0" number:grouping="true" number:min-integer-digits="1"/>
      <number:text> грн.</number:text>
      <style:map style:apply-style-name="N10108P0" style:condition="value()&gt;=0"/>
    </number:number-style>
    <number:number-style number:country="UA" number:language="uk" style:name="N10109P0" style:volatile="true">
      <number:number loext:min-decimal-places="0" number:decimal-places="0" number:grouping="true" number:min-integer-digits="1"/>
      <number:text> грн.</number:text>
    </number:number-style>
    <number:number-style number:country="UA" number:language="uk" style:name="N10109">
      <style:text-properties fo:color="#ff0000"/>
      <number:text>-</number:text>
      <number:number loext:min-decimal-places="0" number:decimal-places="0" number:grouping="true" number:min-integer-digits="1"/>
      <number:text> грн.</number:text>
      <style:map style:apply-style-name="N10109P0" style:condition="value()&gt;=0"/>
    </number:number-style>
    <number:number-style number:country="UA" number:language="uk" style:name="N10111P0" style:volatile="true">
      <number:number loext:min-decimal-places="2" number:decimal-places="2" number:grouping="true" number:min-integer-digits="1"/>
      <number:text> грн.</number:text>
    </number:number-style>
    <number:number-style number:country="UA" number:language="uk" style:name="N10111">
      <number:text>-</number:text>
      <number:number loext:min-decimal-places="2" number:decimal-places="2" number:grouping="true" number:min-integer-digits="1"/>
      <number:text> грн.</number:text>
      <style:map style:apply-style-name="N10111P0" style:condition="value()&gt;=0"/>
    </number:number-style>
    <number:number-style number:country="UA" number:language="uk" style:name="N10112P0" style:volatile="true">
      <number:number loext:min-decimal-places="2" number:decimal-places="2" number:grouping="true" number:min-integer-digits="1"/>
      <number:text> грн.</number:text>
    </number:number-style>
    <number:number-style number:country="UA" number:language="uk" style:name="N10112">
      <style:text-properties fo:color="#ff0000"/>
      <number:text>-</number:text>
      <number:number loext:min-decimal-places="2" number:decimal-places="2" number:grouping="true" number:min-integer-digits="1"/>
      <number:text> грн.</number:text>
      <style:map style:apply-style-name="N10112P0" style:condition="value()&gt;=0"/>
    </number:number-style>
    <number:date-style number:country="UA" number:language="uk" style:name="N10113">
      <number:day number:style="long"/>
      <number:text>.</number:text>
      <number:month number:textual="true"/>
      <number:text>.</number:text>
      <number:year/>
    </number:date-style>
    <number:date-style number:country="UA" number:language="uk" style:name="N10114">
      <number:day number:style="long"/>
      <number:text>.</number:text>
      <number:month number:textual="true"/>
    </number:date-style>
    <number:date-style number:country="UA" number:language="uk" style:name="N10115">
      <number:month number:textual="true"/>
      <number:text>.</number:text>
      <number:year/>
    </number:date-style>
    <number:time-style number:country="UA" number:language="uk" style:name="N10116">
      <number:hours/>
      <number:text>:</number:text>
      <number:minutes number:style="long"/>
      <number:text> </number:text>
      <number:am-pm/>
    </number:time-style>
    <number:time-style number:country="UA" number:language="uk" style:name="N10117">
      <number:hours/>
      <number:text>:</number:text>
      <number:minutes number:style="long"/>
      <number:text>:</number:text>
      <number:seconds number:style="long"/>
      <number:text> </number:text>
      <number:am-pm/>
    </number:time-style>
    <number:time-style number:country="UA" number:language="uk" style:name="N10118">
      <number:hours/>
      <number:text>:</number:text>
      <number:minutes number:style="long"/>
    </number:time-style>
    <number:time-style number:country="UA" number:language="uk" style:name="N10119">
      <number:hours/>
      <number:text>:</number:text>
      <number:minutes number:style="long"/>
      <number:text>:</number:text>
      <number:seconds number:style="long"/>
    </number:time-style>
    <number:date-style number:country="UA" number:language="uk" style:name="N10120">
      <number:day number:style="long"/>
      <number:text>.</number:text>
      <number:month number:style="long"/>
      <number:text>.</number:text>
      <number:year number:style="long"/>
      <number:text> </number:text>
      <number:hours/>
      <number:text>:</number:text>
      <number:minutes number:style="long"/>
    </number:date-style>
    <number:number-style number:country="UA" number:language="uk" style:name="N10122P0" style:volatile="true">
      <number:number loext:min-decimal-places="0" number:decimal-places="0" number:grouping="true" number:min-integer-digits="1"/>
      <number:text>        </number:text>
    </number:number-style>
    <number:number-style number:country="UA" number:language="uk" style:name="N10122">
      <number:text>-</number:text>
      <number:number loext:min-decimal-places="0" number:decimal-places="0" number:grouping="true" number:min-integer-digits="1"/>
      <number:text>        </number:text>
      <style:map style:apply-style-name="N10122P0" style:condition="value()&gt;=0"/>
    </number:number-style>
    <number:number-style number:country="UA" number:language="uk" style:name="N10123P0" style:volatile="true">
      <number:number loext:min-decimal-places="0" number:decimal-places="0" number:grouping="true" number:min-integer-digits="1"/>
      <number:text>        </number:text>
    </number:number-style>
    <number:number-style number:country="UA" number:language="uk" style:name="N10123">
      <style:text-properties fo:color="#ff0000"/>
      <number:text>-</number:text>
      <number:number loext:min-decimal-places="0" number:decimal-places="0" number:grouping="true" number:min-integer-digits="1"/>
      <number:text>        </number:text>
      <style:map style:apply-style-name="N10123P0" style:condition="value()&gt;=0"/>
    </number:number-style>
    <number:number-style number:country="UA" number:language="uk" style:name="N10125P0" style:volatile="true">
      <number:number loext:min-decimal-places="2" number:decimal-places="2" number:grouping="true" number:min-integer-digits="1"/>
      <number:text>        </number:text>
    </number:number-style>
    <number:number-style number:country="UA" number:language="uk" style:name="N10125">
      <number:text>-</number:text>
      <number:number loext:min-decimal-places="2" number:decimal-places="2" number:grouping="true" number:min-integer-digits="1"/>
      <number:text>        </number:text>
      <style:map style:apply-style-name="N10125P0" style:condition="value()&gt;=0"/>
    </number:number-style>
    <number:number-style number:country="UA" number:language="uk" style:name="N10126P0" style:volatile="true">
      <number:number loext:min-decimal-places="2" number:decimal-places="2" number:grouping="true" number:min-integer-digits="1"/>
      <number:text>        </number:text>
    </number:number-style>
    <number:number-style number:country="UA" number:language="uk" style:name="N10126">
      <style:text-properties fo:color="#ff0000"/>
      <number:text>-</number:text>
      <number:number loext:min-decimal-places="2" number:decimal-places="2" number:grouping="true" number:min-integer-digits="1"/>
      <number:text>        </number:text>
      <style:map style:apply-style-name="N10126P0" style:condition="value()&gt;=0"/>
    </number:number-style>
    <number:number-style number:country="UA" number:language="uk" style:name="N10130P0" style:volatile="true">
      <loext:text> </loext:text>
      <loext:fill-character> </loext:fill-character>
      <number:number loext:min-decimal-places="0" number:decimal-places="0" number:grouping="true" number:min-integer-digits="1"/>
      <number:text>         </number:text>
    </number:number-style>
    <number:number-style number:country="UA" number:language="uk" style:name="N10130P1" style:volatile="true">
      <loext:text>-</loext:text>
      <loext:fill-character> </loext:fill-character>
      <number:number loext:min-decimal-places="0" number:decimal-places="0" number:grouping="true" number:min-integer-digits="1"/>
      <number:text>         </number:text>
    </number:number-style>
    <number:number-style number:country="UA" number:language="uk" style:name="N10130P2" style:volatile="true">
      <loext:text> </loext:text>
      <loext:fill-character> </loext:fill-character>
      <number:text>-         </number:text>
    </number:number-style>
    <number:text-style number:country="UA" number:language="uk" style:name="N10130">
      <number:text> </number:text>
      <number:text-content/>
      <number:text> </number:text>
      <style:map style:apply-style-name="N10130P0" style:condition="value()&gt;0"/>
      <style:map style:apply-style-name="N10130P1" style:condition="value()&lt;0"/>
      <style:map style:apply-style-name="N10130P2" style:condition="value()=0"/>
    </number:text-style>
    <number:number-style number:country="UA" number:language="uk" style:name="N10134P0" style:volatile="true">
      <loext:text> </loext:text>
      <loext:fill-character> </loext:fill-character>
      <number:number loext:min-decimal-places="0" number:decimal-places="0" number:grouping="true" number:min-integer-digits="1"/>
      <number:text> грн. </number:text>
    </number:number-style>
    <number:number-style number:country="UA" number:language="uk" style:name="N10134P1" style:volatile="true">
      <loext:text>-</loext:text>
      <loext:fill-character> </loext:fill-character>
      <number:number loext:min-decimal-places="0" number:decimal-places="0" number:grouping="true" number:min-integer-digits="1"/>
      <number:text> грн. </number:text>
    </number:number-style>
    <number:number-style number:country="UA" number:language="uk" style:name="N10134P2" style:volatile="true">
      <loext:text> </loext:text>
      <loext:fill-character> </loext:fill-character>
      <number:text>- грн. </number:text>
    </number:number-style>
    <number:text-style number:country="UA" number:language="uk" style:name="N10134">
      <number:text> </number:text>
      <number:text-content/>
      <number:text> </number:text>
      <style:map style:apply-style-name="N10134P0" style:condition="value()&gt;0"/>
      <style:map style:apply-style-name="N10134P1" style:condition="value()&lt;0"/>
      <style:map style:apply-style-name="N10134P2" style:condition="value()=0"/>
    </number:text-style>
    <number:number-style number:country="UA" number:language="uk" style:name="N10138P0" style:volatile="true">
      <loext:text> </loext:text>
      <loext:fill-character> </loext:fill-character>
      <number:number loext:min-decimal-places="2" number:decimal-places="2" number:grouping="true" number:min-integer-digits="1"/>
      <number:text>         </number:text>
    </number:number-style>
    <number:number-style number:country="UA" number:language="uk" style:name="N10138P1" style:volatile="true">
      <loext:text>-</loext:text>
      <loext:fill-character> </loext:fill-character>
      <number:number loext:min-decimal-places="2" number:decimal-places="2" number:grouping="true" number:min-integer-digits="1"/>
      <number:text>         </number:text>
    </number:number-style>
    <number:number-style number:country="UA" number:language="uk" style:name="N10138P2" style:volatile="true">
      <loext:text> </loext:text>
      <loext:fill-character> </loext:fill-character>
      <number:text>-</number:text>
      <number:number loext:min-decimal-places="0" number:decimal-places="0" number:min-integer-digits="0"/>
      <number:text>         </number:text>
    </number:number-style>
    <number:text-style number:country="UA" number:language="uk" style:name="N10138">
      <number:text> </number:text>
      <number:text-content/>
      <number:text> </number:text>
      <style:map style:apply-style-name="N10138P0" style:condition="value()&gt;0"/>
      <style:map style:apply-style-name="N10138P1" style:condition="value()&lt;0"/>
      <style:map style:apply-style-name="N10138P2" style:condition="value()=0"/>
    </number:text-style>
    <number:number-style number:country="UA" number:language="uk" style:name="N10142P0" style:volatile="true">
      <loext:text> </loext:text>
      <loext:fill-character> </loext:fill-character>
      <number:number loext:min-decimal-places="2" number:decimal-places="2" number:grouping="true" number:min-integer-digits="1"/>
      <number:text> грн. </number:text>
    </number:number-style>
    <number:number-style number:country="UA" number:language="uk" style:name="N10142P1" style:volatile="true">
      <loext:text>-</loext:text>
      <loext:fill-character> </loext:fill-character>
      <number:number loext:min-decimal-places="2" number:decimal-places="2" number:grouping="true" number:min-integer-digits="1"/>
      <number:text> грн. </number:text>
    </number:number-style>
    <number:number-style number:country="UA" number:language="uk" style:name="N10142P2" style:volatile="true">
      <loext:text> </loext:text>
      <loext:fill-character> </loext:fill-character>
      <number:text>-</number:text>
      <number:number loext:min-decimal-places="0" number:decimal-places="0" number:min-integer-digits="0"/>
      <number:text> грн. </number:text>
    </number:number-style>
    <number:text-style number:country="UA" number:language="uk" style:name="N10142">
      <number:text> </number:text>
      <number:text-content/>
      <number:text> </number:text>
      <style:map style:apply-style-name="N10142P0" style:condition="value()&gt;0"/>
      <style:map style:apply-style-name="N10142P1" style:condition="value()&lt;0"/>
      <style:map style:apply-style-name="N10142P2" style:condition="value()=0"/>
    </number:text-style>
    <style:style style:family="table-cell" style:name="Default">
      <style:table-cell-properties style:rotation-align="none" style:vertical-align="middle"/>
      <style:text-properties fo:font-family="'ＭＳ Ｐゴシック'" fo:font-size="11pt" style:font-family-asian="'ＭＳ Ｐゴシック'" style:font-family-generic="modern" style:font-family-generic-asian="modern" style:font-name="ＭＳ Ｐゴシック" style:font-name-asian="ＭＳ Ｐゴシック" style:font-size-asian="11pt" style:font-size-complex="11pt"/>
    </style:style>
    <style:style style:family="table-cell" style:name="Heading" style:parent-style-name="Default">
      <style:text-properties fo:color="#000000" fo:font-size="24pt" fo:font-style="normal" fo:font-weight="bold"/>
    </style:style>
    <style:style style:display-name="Heading 1" style:family="table-cell" style:name="Heading_20_1" style:parent-style-name="Heading">
      <style:text-properties fo:color="#000000" fo:font-size="18pt" fo:font-style="normal" fo:font-weight="normal"/>
    </style:style>
    <style:style style:display-name="Heading 2" style:family="table-cell" style:name="Heading_20_2" style:parent-style-name="Heading">
      <style:text-properties fo:color="#000000" fo:font-size="12pt" fo:font-style="normal" fo:font-weight="normal"/>
    </style:style>
    <style:style style:family="table-cell" style:name="Text" style:parent-style-name="Default"/>
    <style:style style:family="table-cell" style:name="Note" style:parent-style-name="Text">
      <style:table-cell-properties fo:background-color="#ffffcc" fo:border="0.74pt solid #808080" style:diagonal-bl-tr="none" style:diagonal-tl-br="none"/>
      <style:text-properties fo:color="#333333" fo:font-size="10pt" fo:font-style="normal" fo:font-weight="normal"/>
    </style:style>
    <style:style style:family="table-cell" style:name="Footnote" style:parent-style-name="Text">
      <style:text-properties fo:color="#808080" fo:font-size="10pt" fo:font-style="italic" fo:font-weight="normal"/>
    </style:style>
    <style:style style:family="table-cell" style:name="Hyperlink" style:parent-style-name="Text">
      <style:text-properties fo:color="#0000ee" fo:font-size="10pt" fo:font-style="normal" fo:font-weight="normal" style:text-underline-color="#0000ee" style:text-underline-style="solid" style:text-underline-width="auto"/>
    </style:style>
    <style:style style:family="table-cell" style:name="Status" style:parent-style-name="Default"/>
    <style:style style:family="table-cell" style:name="Good" style:parent-style-name="Status">
      <style:table-cell-properties fo:background-color="#ccffcc"/>
      <style:text-properties fo:color="#006600" fo:font-size="10pt" fo:font-style="normal" fo:font-weight="normal"/>
    </style:style>
    <style:style style:family="table-cell" style:name="Neutral" style:parent-style-name="Status">
      <style:table-cell-properties fo:background-color="#ffffcc"/>
      <style:text-properties fo:color="#996600" fo:font-size="10pt" fo:font-style="normal" fo:font-weight="normal"/>
    </style:style>
    <style:style style:family="table-cell" style:name="Bad" style:parent-style-name="Status">
      <style:table-cell-properties fo:background-color="#ffcccc"/>
      <style:text-properties fo:color="#cc0000" fo:font-size="10pt" fo:font-style="normal" fo:font-weight="normal"/>
    </style:style>
    <style:style style:family="table-cell" style:name="Warning" style:parent-style-name="Status">
      <style:text-properties fo:color="#cc0000" fo:font-size="10pt" fo:font-style="normal" fo:font-weight="normal"/>
    </style:style>
    <style:style style:family="table-cell" style:name="Error" style:parent-style-name="Status">
      <style:table-cell-properties fo:background-color="#cc0000"/>
      <style:text-properties fo:color="#ffffff" fo:font-size="10pt" fo:font-style="normal" fo:font-weight="bold"/>
    </style:style>
    <style:style style:family="table-cell" style:name="Accent" style:parent-style-name="Default">
      <style:text-properties fo:color="#000000" fo:font-size="10pt" fo:font-style="normal" fo:font-weight="bold"/>
    </style:style>
    <style:style style:display-name="Accent 1" style:family="table-cell" style:name="Accent_20_1" style:parent-style-name="Accent">
      <style:table-cell-properties fo:background-color="#000000"/>
      <style:text-properties fo:color="#ffffff" fo:font-size="10pt" fo:font-style="normal" fo:font-weight="normal"/>
    </style:style>
    <style:style style:display-name="Accent 2" style:family="table-cell" style:name="Accent_20_2" style:parent-style-name="Accent">
      <style:table-cell-properties fo:background-color="#808080"/>
      <style:text-properties fo:color="#ffffff" fo:font-size="10pt" fo:font-style="normal" fo:font-weight="normal"/>
    </style:style>
    <style:style style:display-name="Accent 3" style:family="table-cell" style:name="Accent_20_3" style:parent-style-name="Accent">
      <style:table-cell-properties fo:background-color="#dddddd"/>
    </style:style>
    <style:style style:data-style-name="N0" style:display-name="標準_Book1" style:family="table-cell" style:name="標準_5f_Book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style:style style:data-style-name="N0" style:display-name="標準_Book1_【編集済み】新技術者スキルシート06-07版1" style:family="table-cell" style:name="標準_5f_Book1_5f__3010_編集済み_3011_新技術者スキルシート06-07版1" style:parent-style-name="Default">
      <style:table-cell-properties fo:background-color="transparent" fo:border="none" fo:wrap-option="no-wrap" loext:vertical-justify="auto" style:cell-protect="protected" style:diagonal-bl-tr="none" style:diagonal-tl-br="none" style:direction="ltr" style:print-content="true" style:repeat-content="false" style:rotation-align="none" style:rotation-angle="0" style:shrink-to-fit="false" style:text-align-source="value-type" style:vertical-align="bottom"/>
      <style:paragraph-properties css3t:text-justify="auto" fo:margin-left="0mm" style:writing-mode="page"/>
      <style:text-properties fo:font-family="'ＭＳ Ｐゴシック'" fo:font-size="11pt" fo:font-style="normal" fo:font-weight="normal" fo:text-shadow="none" style:font-family-asian="'ＭＳ Ｐゴシック'" style:font-family-generic="modern" style:font-family-generic-asian="modern" style:font-name="ＭＳ Ｐゴシック" style:font-name-asian="ＭＳ Ｐゴシック" style:font-size-asian="11pt" style:font-size-complex="11pt" style:font-style-asian="normal" style:font-style-complex="normal" style:font-weight-asian="normal" style:font-weight-complex="normal" style:text-line-through-style="none" style:text-line-through-type="none" style:text-outline="false" style:text-underline-style="none" style:use-window-font-color="true"/>
    </style:style>
  </office:styles>
  <office:automatic-styles>
    <style:page-layout style:name="Mpm1">
      <style:page-layout-properties style:first-page-number="continue"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page-layout style:name="Mpm2">
      <style:page-layout-properties style:writing-mode="lr-tb"/>
      <style:header-style>
        <style:header-footer-properties fo:background-color="#c0c0c0" fo:border="2.49pt solid #000000" fo:margin-bottom="2.5mm" fo:margin-left="0mm" fo:margin-right="0mm" fo:min-height="7.5mm" fo:padding="0.18mm">
          <style:background-image/>
        </style:header-footer-properties>
      </style:header-style>
      <style:footer-style>
        <style:header-footer-properties fo:background-color="#c0c0c0" fo:border="2.49pt solid #000000" fo:margin-left="0mm" fo:margin-right="0mm" fo:margin-top="2.5mm" fo:min-height="7.5mm" fo:padding="0.18mm">
          <style:background-image/>
        </style:header-footer-properties>
      </style:footer-style>
    </style:page-layout>
    <style:page-layout style:name="Mpm3">
      <style:page-layout-properties fo:margin-bottom="8.01mm" fo:margin-left="17.99mm" fo:margin-right="17.99mm" fo:margin-top="8.01mm" fo:page-height="297mm" fo:page-width="210.01mm" loext:scale-to-X="1" style:first-page-number="continue" style:num-format="1" style:print="charts drawings objects zero-values" style:print-orientation="portrait" style:print-page-order="ttb" style:writing-mode="lr-tb"/>
      <style:header-style>
        <style:header-footer-properties fo:margin-bottom="7.13mm" fo:margin-left="0mm" fo:margin-right="0mm" fo:min-height="11.01mm"/>
      </style:header-style>
      <style:footer-style>
        <style:header-footer-properties fo:margin-left="0mm" fo:margin-right="0mm" fo:margin-top="7.13mm" fo:min-height="11.01mm"/>
      </style:footer-style>
    </style:page-layout>
    <style:page-layout style:name="Mpm4">
      <style:page-layout-properties fo:margin-bottom="25.4mm" fo:margin-left="19.05mm" fo:margin-right="19.05mm" fo:margin-top="25.4mm" fo:page-height="297mm" fo:page-width="210.01mm" style:first-page-number="continue" style:num-format="1" style:print="charts drawings objects zero-values" style:print-orientation="portrait" style:print-page-order="ttb" style:scale-to="100%" style:writing-mode="lr-tb"/>
      <style:header-style>
        <style:header-footer-properties fo:margin-bottom="2.5mm" fo:margin-left="0mm" fo:margin-right="0mm" fo:min-height="7.5mm"/>
      </style:header-style>
      <style:footer-style>
        <style:header-footer-properties fo:margin-left="0mm" fo:margin-right="0mm" fo:margin-top="2.5mm" fo:min-height="7.5mm"/>
      </style:footer-style>
    </style:page-layout>
    <style:style style:family="text" style:name="MT1">
      <style:text-properties fo:font-size="11pt" fo:font-style="normal" fo:font-weight="normal" fo:text-shadow="none" style:font-name="ＭＳ Ｐゴシック1" style:font-name-asian="ＭＳ Ｐゴシック1" style:font-size-asian="11pt" style:font-size-complex="11pt" style:font-style-asian="normal" style:font-style-complex="normal" style:font-weight-asian="normal" style:font-weight-complex="normal" style:text-line-through-style="none" style:text-line-through-type="none" style:text-outline="false" style:text-position="0% 100%" style:text-underline-style="none" style:use-window-font-color="true"/>
    </style:style>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8">00.00.0000</text:date>, <text:time style:data-style-name="N2" text:time-value="18:04:49.668000000">00:00:00</text:time></text:p>
        </style:region-right>
      </style:header>
      <style:header-left style:display="false"/>
      <style:footer>
        <text:p>Сторінка <text:page-number>1</text:page-number><text:s/>/ <text:page-count>99</text:page-count></text:p>
      </style:footer>
      <style:footer-left style:display="false"/>
    </style:master-page>
    <style:master-page style:display-name="PageStyle_S0" style:name="PageStyle_5f_S0"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style:master-page style:display-name="PageStyle_定義" style:name="PageStyle_5f_定義" style:page-layout-name="Mpm4">
      <style:header style:display="false"/>
      <style:header-left style:display="false"/>
      <style:footer style:display="false"/>
      <style:footer-left style:display="false"/>
    </style:master-page>
    <style:master-page style:display-name="PageStyle_技術経歴書" style:name="PageStyle_5f_技術経歴書" style:page-layout-name="Mpm3">
      <style:header/>
      <style:header-left style:display="false"/>
      <style:footer>
        <text:p><text:span text:style-name="MT1"><text:page-number>1</text:page-number></text:span><text:span text:style-name="MT1">/</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kuda</meta:initial-creator>
    <meta:print-date>2016-01-25T02:27:24</meta:print-date>
    <meta:creation-date>2004-06-15T08:48:40</meta:creation-date>
    <dc:date>2019-10-18T18:05:13.805000000</dc:date>
    <meta:generator>LibreOffice/6.2.5.2$Windows_X86_64 LibreOffice_project/1ec314fa52f458adc18c4f025c545a4e8b22c159</meta:generator>
    <meta:editing-duration>PT12M35S</meta:editing-duration>
    <meta:editing-cycles>6</meta:editing-cycles>
    <meta:document-statistic meta:table-count="3" meta:cell-count="383"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Manager" meta:value-type="string">fukuda</meta:user-defined>
    <meta:user-defined meta:name="ScaleCrop" meta:value-type="boolean">false</meta:user-defined>
    <meta:user-defined meta:name="ShareDoc" meta:value-type="boolean">false</meta:user-defined>
    <meta:user-defined meta:name="_AdHocReviewCycleID" meta:value-type="float">-852057240</meta:user-defined>
    <meta:user-defined meta:name="_AuthorEmail" meta:value-type="string">f_nakajima@mebius.co.jp</meta:user-defined>
    <meta:user-defined meta:name="_AuthorEmailDisplayName" meta:value-type="string">Fumie Nakajima</meta:user-defined>
    <meta:user-defined meta:name="_EmailSubject" meta:value-type="string">*ファイル添付　スキルシートフォーマット20060724</meta:user-defined>
    <meta:user-defined meta:name="_PreviousAdHocReviewCycleID" meta:value-type="float">-1548069477</meta:user-defined>
    <meta:user-defined meta:name="_ReviewingToolsShownOnce" meta:value-type="string"/>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Option Explicit

'C,C++,VC++などという表記にてCだけを判断する関数
'C#.Netなどの記載でC#は含まれるような判断となっている。正規表現としては★部分
'
Function SkillCheck(skill, strng)

    Dim regEx, retVal              ' 変数を作成します。
    Dim patrn
    
    'ここでエスケープシーケンスを付加(\を先頭にしないと二重で付加されてしまう)
    Dim meta()
    meta = Array("\\", "\^", "\$", "\?", "\*", "\+", "\.", "\,", "\{", "\}", "\[", "\]", "\(", "\)")
    
    Dim ptn
       
    Set regEx = New RegExp              ' 正規表現を作成します。
    
    For Each ptn In meta
        regEx.Pattern = ptn
        regEx.IgnoreCase = False        ' 大文字と小文字を区別するように設定します。
        regEx.Global = True             ' 文字列全体を検索するように設定します。
        skill = regEx.Replace(skill, ptn)
    Next
       
    '最初のチェック（文字列途中の場合 含むだけではNG）
    patrn = "(\b)" + skill + "[、|/|.|,|(|\n|\r]" '★
    
    regEx.Pattern = patrn               ' パターンを設定します。
    regEx.IgnoreCase = False            ' 大文字と小文字を区別するように設定します。
    regEx.Global = True                 ' 文字列全体を検索するように設定します。

    retVal = regEx.Test(strng)          ' 検索をテストします。

    If retVal Then
        SkillCheck = retVal             'あれば抜ける
    Else
        '次のチェック（文字列最後の場合）
        patrn = "\b" + skill + "$"
    
        regEx.Pattern = patrn               ' パターンを設定します。
        regEx.IgnoreCase = False            ' 大文字と小文字を区別するように設定します。
        regEx.Global = True                 ' 文字列全体を検索するように設定します。
    
        SkillCheck = regEx.Test(strng)          ' 検索をテストします。
    End If
    
    Set regEx = Nothing
  
End Function

Sub expcalc()
    
    Call exp_calc   '経験年数計算
    
    Dim i
    Dim charge()
    charge = Array("PM", "PL", "SL", "T", "O")
    
    For i = 0 To 4
        Call charge_calc(CStr(charge(i)), i + 9)    '担当年月計算
    Next
        
    Dim skill(5) As String
    
    For i = 0 To 4
        Call skill_calc(i + 9)    'スキル年月計算
    Next
    
End Sub

'経験年月計算
'YYYY/MMをDictionaryオブジェクトに入れてチェックしている。
'重複期間はkeyがダブる為、計算されないようになっている。

Sub exp_calc()

Dim count As Long     'Dictionaryの個数
Dim exp_year As Long  '担当経験年
Dim exp_month As Long '担当経験月

'経験年数の初期化
Cells(3, 40).value = ""
Cells(3,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startdate = Cells(i - 1, 2).value   '作業開始日を取得
    enddate = Cells(i, 2).value         '作業終了日を取得
    
    If startdate &lt;&gt; "" Then     '作業開始日が入力されていれば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exp_year = count \ 12       '年を計算
exp_month = count Mod 12    '月を計算

If exp_year &lt;&gt; 0 Or exp_month &lt;&gt; 0 Then   '0でなければセルに入力
    Cells(3, 40).value = exp_year
    Cells(3, 43).value = exp_month
End If

End Sub


'担当年月計算
'YYYY/MMをDictionaryオブジェクトに入れてチェックしている。
'重複期間はkeyがダブる為、計算されないようになっている。

Sub charge_calc(charge As String, rowNo As Integer)

Dim count As Long           'Dictionaryの個数
Dim charge_year As Long     '担当経験年
Dim charge_month As Long    '担当経験月

'担当年数の初期化
Cells(rowNo, 40).value = ""
Cells(rowNo, 43).value = ""


Dim monthDic As Object
Set monthDic = CreateObject("Scripting.Dictionary")

Dim i, j As Long
Dim cell_charge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charge = Cells(i, 21).value    '担当経験を取得
    
    If cell_charge = charge Then    '計算対象かチェック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charge_year = count \ 12    '年を計算
charge_month = count Mod 12 '月を計算

If charge_year &lt;&gt; 0 Or charge_month &lt;&gt; 0 Then   '0でなければセルに入力
    Cells(rowNo, 40).value = charge_year
    Cells(rowNo, 43).value = charge_month
End If

End Sub

'スキル年月計算
'YYYY/MMをDictionaryオブジェクトに入れてチェックしている。
'重複期間はkeyがダブる為、計算されないようになっている。

Sub skill_calc(rowNo As Integer)

Dim count As Long        'Dictionaryの個数
Dim skill_year As Long   'スキル経験年
Dim skill_month As Long  'スキル経験月

'スキル年数の初期化
Cells(rowNo, 12).value = ""
Cells(rowNo, 15).value = ""

Dim monthDic As Object
Set monthDic = CreateObject("Scripting.Dictionary")


Dim i, j As Long
Dim cell_skill '入力された担当経験
Dim startdate       'プロジェクト作業開始
Dim enddate         'プロジェクト作業終了
Dim monthdiff       'プロジェクト期間（月）
Dim key_year        'keyとなる年
Dim key_month       'keyとなる月
Dim inputmonth      'Dictionaryへの挿入年月
Dim key, value      'Dictionaryへの挿入key,value

For i = 25 To 209 Step 4
    
    cell_skill = Cells(i - 1, 50 + rowNo - 9).value '計算対象取得
    
    If cell_skill = "○" Then        'スキルがあれば
        
        startdate = Cells(i - 1, 2).value   '作業開始日を取得
        enddate = Cells(i, 2).value         '作業終了日を取得
        
        If enddate = "" Then    '作業終了日が入力されていない場合
            enddate = Date      '今日にする
        End If
        
        monthdiff = datediff("m", startdate, enddate)   '期間（月）を計算
                
        For j = 0 To monthdiff  '期間分ループ
            
            inputmonth = DateAdd("m", j, startdate)     '入力日付を計算
            
            key_year = Year(inputmonth)
            key_month = Month(inputmonth)

            key = CStr(key_year) + "/" + CStr(key_month)    'YYYY/MMに変換
            value = 1
            
            If Not monthDic.exists(key) Then    '重複していないかチェック
                monthDic.Add key, value         'Dictionaryに入力
                
            End If
        
        Next
    
    End If
    
Next

count = monthDic.count      '入力された個数を取得

skill_year = count \ 12     '年を計算
skill_month = count Mod 12  '月を計算

If skill_year &lt;&gt; 0 Or skill_month &lt;&gt; 0 Then '0でなければセルに入力
    Cells(rowNo, 12).value = skill_year
    Cells(rowNo, 15).value = skill_month
End If

End Sub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Sheet1"/>
  <library:element library:name="Sheet2"/>
  <library:element library:name="Sheet3"/>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